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9379690.39996" calcext:value-type="float">
            <text:p><text:s/>39,379,690 <text:s/></text:p>
          </table:table-cell>
          <table:table-cell table:style-name="ce42" office:value-type="float" office:value="4955701.975" calcext:value-type="float">
            <text:p><text:s/>4,955,702 <text:s/></text:p>
          </table:table-cell>
          <table:table-cell table:style-name="ce42" office:value-type="float" office:value="28341267.67496" calcext:value-type="float">
            <text:p><text:s/>28,341,268 <text:s/></text:p>
          </table:table-cell>
          <table:table-cell table:style-name="ce42" office:value-type="float" office:value="185379.58" calcext:value-type="float">
            <text:p><text:s/>185,380 <text:s/></text:p>
          </table:table-cell>
          <table:table-cell table:style-name="ce42" office:value-type="float" office:value="5687007.97" calcext:value-type="float">
            <text:p><text:s/>5,687,0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0333.2" calcext:value-type="float">
            <text:p><text:s/>210,33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7767.26" calcext:value-type="float">
            <text:p><text:s/>17,76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4.06" calcext:value-type="float">
            <text:p><text:s/>98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783.2" calcext:value-type="float">
            <text:p><text:s/>16,78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502193.379" calcext:value-type="float">
            <text:p><text:s/>-502,193 <text:s/></text:p>
          </table:table-cell>
          <table:table-cell table:style-name="ce42" office:value-type="float" office:value="1662.772" calcext:value-type="float">
            <text:p><text:s/>1,663 <text:s/></text:p>
          </table:table-cell>
          <table:table-cell table:style-name="ce42" office:value-type="float" office:value="-346820.661" calcext:value-type="float">
            <text:p><text:s/>-346,821 <text:s/></text:p>
          </table:table-cell>
          <table:table-cell table:style-name="ce42" office:value-type="float" office:value="-3971.74" calcext:value-type="float">
            <text:p><text:s/>-3,972 <text:s/></text:p>
          </table:table-cell>
          <table:table-cell table:style-name="ce42" office:value-type="float" office:value="-153555.15" calcext:value-type="float">
            <text:p><text:s/>-153,55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1.4" calcext:value-type="float">
            <text:p><text:s/>4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9864116.51896" calcext:value-type="float">
            <text:p><text:s/>39,864,117 <text:s/></text:p>
          </table:table-cell>
          <table:table-cell table:style-name="ce43" office:value-type="float" office:value="4954039.203" calcext:value-type="float">
            <text:p><text:s/>4,954,039 <text:s/></text:p>
          </table:table-cell>
          <table:table-cell table:style-name="ce43" office:value-type="float" office:value="28688088.33596" calcext:value-type="float">
            <text:p><text:s/>28,688,088 <text:s/></text:p>
          </table:table-cell>
          <table:table-cell table:style-name="ce43" office:value-type="float" office:value="188367.26" calcext:value-type="float">
            <text:p><text:s/>188,367 <text:s/></text:p>
          </table:table-cell>
          <table:table-cell table:style-name="ce43" office:value-type="float" office:value="5840563.12" calcext:value-type="float">
            <text:p><text:s/>5,840,56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93058.6" calcext:value-type="float">
            <text:p><text:s/>193,05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69571.879584999" calcext:value-type="float">
            <text:p><text:s/>169,572 <text:s/></text:p>
          </table:table-cell>
          <table:table-cell table:style-name="ce43" office:value-type="float" office:value="197914.732" calcext:value-type="float">
            <text:p><text:s/>197,915 <text:s/></text:p>
          </table:table-cell>
          <table:table-cell table:style-name="ce43" office:value-type="float" office:value="-418545.432415001" calcext:value-type="float">
            <text:p><text:s/>-418,545 <text:s/></text:p>
          </table:table-cell>
          <table:table-cell table:style-name="ce43" office:value-type="float" office:value="-15041.35" calcext:value-type="float">
            <text:p><text:s/>-15,041 <text:s/></text:p>
          </table:table-cell>
          <table:table-cell table:style-name="ce43" office:value-type="float" office:value="471679.53" calcext:value-type="float">
            <text:p><text:s/>471,68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66435.6" calcext:value-type="float">
            <text:p><text:s/>-66,43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0821726.4685362" calcext:value-type="float">
            <text:p><text:s/>40,821,726 <text:s/></text:p>
          </table:table-cell>
          <table:table-cell table:style-name="ce42" office:value-type="float" office:value="4756124.471" calcext:value-type="float">
            <text:p><text:s/>4,756,124 <text:s/></text:p>
          </table:table-cell>
          <table:table-cell table:style-name="ce42" office:value-type="float" office:value="25799487.5364041" calcext:value-type="float">
            <text:p><text:s/>25,799,4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68883.59" calcext:value-type="float">
            <text:p><text:s/>5,368,88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29373.8" calcext:value-type="float">
            <text:p><text:s/>3,829,3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109605.237407" calcext:value-type="float">
            <text:p><text:s/>6,109,605 <text:s/></text:p>
          </table:table-cell>
          <table:table-cell table:style-name="ce42" office:value-type="float" office:value="4756124.471" calcext:value-type="float">
            <text:p><text:s/>4,756,124 <text:s/></text:p>
          </table:table-cell>
          <table:table-cell table:style-name="ce42" office:value-type="float" office:value="1353480.766407" calcext:value-type="float">
            <text:p><text:s/>1,353,4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5106884.32" calcext:value-type="float">
            <text:p><text:s/>5,106,8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7510.52" calcext:value-type="float">
            <text:p><text:s/>1,277,5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29373.8" calcext:value-type="float">
            <text:p><text:s/>3,829,3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0015879.94" calcext:value-type="float">
            <text:p><text:s/>20,015,8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99312.99" calcext:value-type="float">
            <text:p><text:s/>14,799,3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16566.95" calcext:value-type="float">
            <text:p><text:s/>5,216,5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style-name="ce42" office:value-type="float" office:value="344007.023808" calcext:value-type="float">
            <text:p><text:s/>344,0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4007.023808" calcext:value-type="float">
            <text:p><text:s/>344,0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457517.503552" calcext:value-type="float">
            <text:p><text:s/>457,5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7517.503552" calcext:value-type="float">
            <text:p><text:s/>457,5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787832.44376921" calcext:value-type="float">
            <text:p><text:s/>8,787,83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567658.73263711" calcext:value-type="float">
            <text:p><text:s/>7,567,65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52316.64" calcext:value-type="float">
            <text:p><text:s/>152,31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7741891.5112" calcext:value-type="float">
            <text:p><text:s/>7,741,8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441225.6" calcext:value-type="float">
            <text:p><text:s/>4,441,2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7741891.5112" calcext:value-type="float">
            <text:p><text:s/>7,741,8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441225.6" calcext:value-type="float">
            <text:p><text:s/>4,441,2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149032.115" calcext:value-type="float">
            <text:p><text:s/>1,149,03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57053.0602" calcext:value-type="float">
            <text:p><text:s/>557,05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591979.0548" calcext:value-type="float">
            <text:p><text:s/>591,97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98133.5649" calcext:value-type="float">
            <text:p><text:s/>98,13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84329.7" calcext:value-type="float">
            <text:p><text:s/>84,330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367544.00213879" calcext:value-type="float">
            <text:p><text:s/>5,367,54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07146.23197089" calcext:value-type="float">
            <text:p><text:s/>3,307,146 <text:s/></text:p>
          </table:table-cell>
          <table:table-cell table:style-name="ce44" office:value-type="float" office:value="203408.61" calcext:value-type="float">
            <text:p><text:s/>203,409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787016.3" calcext:value-type="float">
            <text:p><text:s/>787,01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989877.12213879" calcext:value-type="float">
            <text:p><text:s/>4,989,87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07146.23197089" calcext:value-type="float">
            <text:p><text:s/>3,307,146 <text:s/></text:p>
          </table:table-cell>
          <table:table-cell table:style-name="ce44" office:value-type="float" office:value="156883.73" calcext:value-type="float">
            <text:p><text:s/>156,88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55874.3" calcext:value-type="float">
            <text:p><text:s/>455,87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989877.12213879" calcext:value-type="float">
            <text:p><text:s/>4,989,8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07146.23197089" calcext:value-type="float">
            <text:p><text:s/>3,307,146 <text:s/></text:p>
          </table:table-cell>
          <table:table-cell table:style-name="ce42" office:value-type="float" office:value="156883.73" calcext:value-type="float">
            <text:p><text:s/>156,88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5874.3" calcext:value-type="float">
            <text:p><text:s/>455,8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9745.568" calcext:value-type="float">
            <text:p><text:s/>39,7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745.568" calcext:value-type="float">
            <text:p><text:s/>39,7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14325.243838134" calcext:value-type="float">
            <text:p><text:s/>314,3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4325.243838134" calcext:value-type="float">
            <text:p><text:s/>314,3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480517.502303046" calcext:value-type="float">
            <text:p><text:s/>480,5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0517.502303046" calcext:value-type="float">
            <text:p><text:s/>480,5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516517.86080571" calcext:value-type="float">
            <text:p><text:s/>1,516,5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10631.98080571" calcext:value-type="float">
            <text:p><text:s/>1,510,6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167564.95761004" calcext:value-type="float">
            <text:p><text:s/>1,167,5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67564.95761004" calcext:value-type="float">
            <text:p><text:s/>1,167,5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3673.1612942707" calcext:value-type="float">
            <text:p>( 33,673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3673.1612942707" calcext:value-type="float">
            <text:p>( 33,67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133891.79631577" calcext:value-type="float">
            <text:p>( 1,133,892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33891.79631577" calcext:value-type="float">
            <text:p>( 1,133,89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67612.829545214" calcext:value-type="float">
            <text:p><text:s/>267,6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7612.829545214" calcext:value-type="float">
            <text:p><text:s/>267,6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75454.1936504499" calcext:value-type="float">
            <text:p><text:s/>75,4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454.1936504499" calcext:value-type="float">
            <text:p><text:s/>75,4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885.88" calcext:value-type="float">
            <text:p><text:s/>5,886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1653.536" calcext:value-type="float">
            <text:p><text:s/>11,6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653.536" calcext:value-type="float">
            <text:p><text:s/>11,6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674.144" calcext:value-type="float">
            <text:p><text:s/>3,6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74.144" calcext:value-type="float">
            <text:p><text:s/>3,6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2884.736" calcext:value-type="float">
            <text:p><text:s/>12,885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2884.736" calcext:value-type="float">
            <text:p><text:s/>12,885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919239.456" calcext:value-type="float">
            <text:p><text:s/>919,2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9239.456" calcext:value-type="float">
            <text:p><text:s/>919,2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887458.08" calcext:value-type="float">
            <text:p><text:s/>887,4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7458.08" calcext:value-type="float">
            <text:p><text:s/>887,4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1781.376" calcext:value-type="float">
            <text:p><text:s/>31,7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781.376" calcext:value-type="float">
            <text:p><text:s/>31,7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676845.01016791" calcext:value-type="float">
            <text:p><text:s/>1,676,84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6883.73" calcext:value-type="float">
            <text:p><text:s/>156,88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5874.3" calcext:value-type="float">
            <text:p><text:s/>455,8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676845.01016791" calcext:value-type="float">
            <text:p><text:s/>1,676,84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6883.73" calcext:value-type="float">
            <text:p><text:s/>156,88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5874.3" calcext:value-type="float">
            <text:p><text:s/>455,8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4474.065024" calcext:value-type="float">
            <text:p><text:s/>14,4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474.065024" calcext:value-type="float">
            <text:p><text:s/>14,4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377666.88" calcext:value-type="float">
            <text:p><text:s/>377,66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524.88" calcext:value-type="float">
            <text:p><text:s/>46,5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1142" calcext:value-type="float">
            <text:p><text:s/>331,14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377666.88" calcext:value-type="float">
            <text:p><text:s/>377,66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524.88" calcext:value-type="float">
            <text:p><text:s/>46,5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1142" calcext:value-type="float">
            <text:p><text:s/>331,14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31261978.770837" calcext:value-type="float">
            <text:p><text:s/>131,261,9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251321.508053" calcext:value-type="float">
            <text:p><text:s/>101,251,3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463176.645126" calcext:value-type="float">
            <text:p><text:s/>25,463,1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5972186.387" calcext:value-type="float">
            <text:p><text:s/>95,972,1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939066.736747" calcext:value-type="float">
            <text:p><text:s/>70,939,0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33119.650253" calcext:value-type="float">
            <text:p><text:s/>25,033,1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style-name="ce42" office:value-type="float" office:value="1984678.784787" calcext:value-type="float">
            <text:p><text:s/>1,984,6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84678.784787" calcext:value-type="float">
            <text:p><text:s/>1,984,6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692282.536993" calcext:value-type="float">
            <text:p><text:s/>1,692,2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92282.536993" calcext:value-type="float">
            <text:p><text:s/>1,692,2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1612831.062057" calcext:value-type="float">
            <text:p><text:s/>31,612,8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635293.449526" calcext:value-type="float">
            <text:p><text:s/>26,635,2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0056.994873" calcext:value-type="float">
            <text:p><text:s/>430,0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7983311.823192" calcext:value-type="float">
            <text:p><text:s/>27,983,3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16354.303343" calcext:value-type="float">
            <text:p><text:s/>26,316,3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651.240625" calcext:value-type="float">
            <text:p><text:s/>263,6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7983311.823192" calcext:value-type="float">
            <text:p><text:s/>27,983,31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6316354.303343" calcext:value-type="float">
            <text:p><text:s/>26,316,35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63651.240625" calcext:value-type="float">
            <text:p><text:s/>263,65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71064.3603039701" calcext:value-type="float">
            <text:p><text:s/>71,064 <text:s/></text:p>
          </table:table-cell>
          <table:table-cell table:style-name="ce41" office:value-type="float" office:value="4209.3" calcext:value-type="float">
            <text:p><text:s/>4,209 <text:s/></text:p>
          </table:table-cell>
          <table:table-cell table:style-name="ce41" office:value-type="float" office:value="66855.0603039701" calcext:value-type="float">
            <text:p><text:s/>66,855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373470.2416621" calcext:value-type="float">
            <text:p><text:s/>64,373,470 <text:s/></text:p>
          </table:table-cell>
          <table:table-cell table:style-name="ce42" office:value-type="float" office:value="45967582.1457" calcext:value-type="float">
            <text:p><text:s/>45,967,5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7825.8596" calcext:value-type="float">
            <text:p><text:s/>317,8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98759.76101057" calcext:value-type="float">
            <text:p><text:s/>2,098,76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453459.2946503" calcext:value-type="float">
            <text:p><text:s/>18,453,45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2393.3603" calcext:value-type="float">
            <text:p><text:s/>432,3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517.655475543" calcext:value-type="float">
            <text:p><text:s/>96,51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6184.15156" calcext:value-type="float">
            <text:p><text:s/>1,176,1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10557.492" calcext:value-type="float">
            <text:p><text:s/>2,910,5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484292.592300224" calcext:value-type="float">
            <text:p><text:s/>-484,293 <text:s/></text:p>
          </table:table-cell>
          <table:table-cell table:style-name="ce42" office:value-type="float" office:value="-480688.7067" calcext:value-type="float">
            <text:p><text:s/>-480,689 <text:s/></text:p>
          </table:table-cell>
          <table:table-cell table:style-name="ce42" office:value-type="float" office:value="-1038.76995032964" calcext:value-type="float">
            <text:p><text:s/>-1,039 <text:s/></text:p>
          </table:table-cell>
          <table:table-cell table:style-name="ce42" office:value-type="float" office:value="-272827.8936" calcext:value-type="float">
            <text:p><text:s/>-272,828 <text:s/></text:p>
          </table:table-cell>
          <table:table-cell table:style-name="ce42" office:value-type="float" office:value="0.000000000075" calcext:value-type="float">
            <text:p><text:s/>0 <text:s/></text:p>
          </table:table-cell>
          <table:table-cell table:style-name="ce42" office:value-type="float" office:value="60670.808262405" calcext:value-type="float">
            <text:p><text:s/>60,67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2388626.256056" calcext:value-type="float">
            <text:p><text:s/>42,388,626 <text:s/></text:p>
          </table:table-cell>
          <table:table-cell table:style-name="ce43" office:value-type="float" office:value="46452480.1524" calcext:value-type="float">
            <text:p><text:s/>46,452,480 <text:s/></text:p>
          </table:table-cell>
          <table:table-cell table:style-name="ce43" office:value-type="float" office:value="67893.8302542997" calcext:value-type="float">
            <text:p><text:s/>67,894 <text:s/></text:p>
          </table:table-cell>
          <table:table-cell table:style-name="ce43" office:value-type="float" office:value="158260.3929" calcext:value-type="float">
            <text:p><text:s/>158,260 <text:s/></text:p>
          </table:table-cell>
          <table:table-cell table:style-name="ce43" office:value-type="float" office:value="-0.000000000075" calcext:value-type="float">
            <text:p><text:s/>-0 <text:s/></text:p>
          </table:table-cell>
          <table:table-cell table:style-name="ce43" office:value-type="float" office:value="1941571.29727262" calcext:value-type="float">
            <text:p><text:s/>1,941,57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70063.761777" calcext:value-type="float">
            <text:p><text:s/>3,370,0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8933.371437" calcext:value-type="float">
            <text:p><text:s/>158,93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1" calcext:value-type="float">
            <text:p><text:s/>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63586.119809151" calcext:value-type="float">
            <text:p><text:s/>-63,586 <text:s/></text:p>
          </table:table-cell>
          <table:table-cell table:style-name="ce43" office:value-type="float" office:value="-2459.6982" calcext:value-type="float">
            <text:p><text:s/>-2,460 <text:s/></text:p>
          </table:table-cell>
          <table:table-cell table:style-name="ce43" office:value-type="float" office:value="102.42703643589" calcext:value-type="float">
            <text:p><text:s/>10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7.930534413159" calcext:value-type="float">
            <text:p><text:s/>14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02152.096610738" calcext:value-type="float">
            <text:p><text:s/>302,152 <text:s/></text:p>
          </table:table-cell>
          <table:table-cell table:style-name="ce42" office:value-type="float" office:value="627341.272179278" calcext:value-type="float">
            <text:p><text:s/>627,341 <text:s/></text:p>
          </table:table-cell>
          <table:table-cell table:style-name="ce42" office:value-type="float" office:value="138363.702342078" calcext:value-type="float">
            <text:p><text:s/>138,364 <text:s/></text:p>
          </table:table-cell>
          <table:table-cell table:style-name="ce42" office:value-type="float" office:value="48920338.4186135" calcext:value-type="float">
            <text:p><text:s/>48,920,338 <text:s/></text:p>
          </table:table-cell>
          <table:table-cell table:style-name="ce42" office:value-type="float" office:value="46454939.8506" calcext:value-type="float">
            <text:p><text:s/>46,454,940 <text:s/></text:p>
          </table:table-cell>
          <table:table-cell table:style-name="ce42" office:value-type="float" office:value="67791.4032178638" calcext:value-type="float">
            <text:p><text:s/>67,791 <text:s/></text:p>
          </table:table-cell>
          <table:table-cell table:style-name="ce42" office:value-type="float" office:value="317825.8596" calcext:value-type="float">
            <text:p><text:s/>317,826 <text:s/></text:p>
          </table:table-cell>
          <table:table-cell table:style-name="ce42" office:value-type="float" office:value="248553.070416098" calcext:value-type="float">
            <text:p><text:s/>248,553 <text:s/></text:p>
          </table:table-cell>
          <table:table-cell table:style-name="ce42" office:value-type="float" office:value="1532.32992654184" calcext:value-type="float">
            <text:p><text:s/>1,5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840557.1134179" calcext:value-type="float">
            <text:p><text:s/>46,840,557 <text:s/></text:p>
          </table:table-cell>
          <table:table-cell table:style-name="ce42" office:value-type="float" office:value="46454939.8506" calcext:value-type="float">
            <text:p><text:s/>46,454,940 <text:s/></text:p>
          </table:table-cell>
          <table:table-cell table:style-name="ce42" office:value-type="float" office:value="67791.4032178638" calcext:value-type="float">
            <text:p><text:s/>67,791 <text:s/></text:p>
          </table:table-cell>
          <table:table-cell table:style-name="ce42" office:value-type="float" office:value="317825.8596" calcext:value-type="float">
            <text:p><text:s/>317,8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20191.88" calcext:value-type="float">
            <text:p><text:s/>1,620,1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48.82424" calcext:value-type="float">
            <text:p><text:s/>1,9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45.15136" calcext:value-type="float">
            <text:p><text:s/>11,9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02152.096610738" calcext:value-type="float">
            <text:p><text:s/>302,152 <text:s/></text:p>
          </table:table-cell>
          <table:table-cell table:style-name="ce43" office:value-type="float" office:value="627341.272179278" calcext:value-type="float">
            <text:p><text:s/>627,341 <text:s/></text:p>
          </table:table-cell>
          <table:table-cell table:style-name="ce43" office:value-type="float" office:value="138363.702342078" calcext:value-type="float">
            <text:p><text:s/>138,364 <text:s/></text:p>
          </table:table-cell>
          <table:table-cell table:style-name="ce43" office:value-type="float" office:value="445695.449595652" calcext:value-type="float">
            <text:p><text:s/>445,69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48553.070416098" calcext:value-type="float">
            <text:p><text:s/>248,553 <text:s/></text:p>
          </table:table-cell>
          <table:table-cell table:style-name="ce43" office:value-type="float" office:value="1532.32992654184" calcext:value-type="float">
            <text:p><text:s/>1,5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299866.4" calcext:value-type="float">
            <text:p><text:s/>1,299,866 <text:s/></text:p>
          </table:table-cell>
          <table:table-cell table:style-name="ce42" office:value-type="float" office:value="1738852.8066" calcext:value-type="float">
            <text:p><text:s/>1,738,853 <text:s/></text:p>
          </table:table-cell>
          <table:table-cell table:style-name="ce42" office:value-type="float" office:value="261946.7046" calcext:value-type="float">
            <text:p><text:s/>261,947 <text:s/></text:p>
          </table:table-cell>
          <table:table-cell table:style-name="ce42" office:value-type="float" office:value="52171041.5640484" calcext:value-type="float">
            <text:p><text:s/>52,171,04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482.7667" calcext:value-type="float">
            <text:p><text:s/>212,483 <text:s/></text:p>
          </table:table-cell>
          <table:table-cell table:style-name="ce42" office:value-type="float" office:value="2636813.5698266" calcext:value-type="float">
            <text:p><text:s/>2,636,814 <text:s/></text:p>
          </table:table-cell>
          <table:table-cell table:style-name="ce42" office:value-type="float" office:value="1435258.53004025" calcext:value-type="float">
            <text:p><text:s/>1,435,25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299866.4" calcext:value-type="float">
            <text:p><text:s/>1,299,866 <text:s/></text:p>
          </table:table-cell>
          <table:table-cell table:style-name="ce42" office:value-type="float" office:value="1738852.8066" calcext:value-type="float">
            <text:p><text:s/>1,738,853 <text:s/></text:p>
          </table:table-cell>
          <table:table-cell table:style-name="ce42" office:value-type="float" office:value="261946.7046" calcext:value-type="float">
            <text:p><text:s/>261,947 <text:s/></text:p>
          </table:table-cell>
          <table:table-cell table:style-name="ce42" office:value-type="float" office:value="49083518.4487514" calcext:value-type="float">
            <text:p><text:s/>49,083,51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482.7667" calcext:value-type="float">
            <text:p><text:s/>212,483 <text:s/></text:p>
          </table:table-cell>
          <table:table-cell table:style-name="ce42" office:value-type="float" office:value="2636813.5698266" calcext:value-type="float">
            <text:p><text:s/>2,636,814 <text:s/></text:p>
          </table:table-cell>
          <table:table-cell table:style-name="ce42" office:value-type="float" office:value="1362937.71710809" calcext:value-type="float">
            <text:p><text:s/>1,362,93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087523.11529695" calcext:value-type="float">
            <text:p><text:s/>3,087,52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72320.8129321536" calcext:value-type="float">
            <text:p><text:s/>72,32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29157.88" calcext:value-type="float">
            <text:p><text:s/>229,158 <text:s/></text:p>
          </table:table-cell>
          <table:table-cell table:style-name="ce42" office:value-type="float" office:value="855380.652" calcext:value-type="float">
            <text:p><text:s/>855,381 <text:s/></text:p>
          </table:table-cell>
          <table:table-cell table:style-name="ce42" office:value-type="float" office:value="64493.583" calcext:value-type="float">
            <text:p><text:s/>64,494 <text:s/></text:p>
          </table:table-cell>
          <table:table-cell table:style-name="ce42" office:value-type="float" office:value="2966885.45011316" calcext:value-type="float">
            <text:p><text:s/>2,966,88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32229.78503141" calcext:value-type="float">
            <text:p><text:s/>2,232,230 <text:s/></text:p>
          </table:table-cell>
          <table:table-cell table:style-name="ce42" office:value-type="float" office:value="128581.286774472" calcext:value-type="float">
            <text:p><text:s/>128,58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02953.24" calcext:value-type="float">
            <text:p><text:s/>202,953 <text:s/></text:p>
          </table:table-cell>
          <table:table-cell table:style-name="ce42" office:value-type="float" office:value="289606.2372" calcext:value-type="float">
            <text:p><text:s/>289,606 <text:s/></text:p>
          </table:table-cell>
          <table:table-cell table:style-name="ce42" office:value-type="float" office:value="64493.583" calcext:value-type="float">
            <text:p><text:s/>64,4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6204.64" calcext:value-type="float">
            <text:p><text:s/>26,205 <text:s/></text:p>
          </table:table-cell>
          <table:table-cell table:style-name="ce42" office:value-type="float" office:value="565774.4148" calcext:value-type="float">
            <text:p><text:s/>565,7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63189.79733316" calcext:value-type="float">
            <text:p><text:s/>2,963,19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32229.78503141" calcext:value-type="float">
            <text:p><text:s/>2,232,230 <text:s/></text:p>
          </table:table-cell>
          <table:table-cell table:style-name="ce42" office:value-type="float" office:value="128581.286774472" calcext:value-type="float">
            <text:p><text:s/>128,58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0.25204" calcext:value-type="float">
            <text:p><text:s/>1,4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0" calcext:value-type="float">
            <text:p><text:s/>9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75.40074" calcext:value-type="float">
            <text:p><text:s/>1,27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5.88" calcext:value-type="float">
            <text:p><text:s/>6 <text:s/></text:p>
          </table:table-cell>
          <table:table-cell table:style-name="ce44" office:value-type="float" office:value="11230.9134" calcext:value-type="float">
            <text:p><text:s/>11,231 <text:s/></text:p>
          </table:table-cell>
          <table:table-cell table:style-name="ce44" office:value-type="float" office:value="2567.0715" calcext:value-type="float">
            <text:p><text:s/>2,56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68550.543389262" calcext:value-type="float">
            <text:p><text:s/>768,551 <text:s/></text:p>
          </table:table-cell>
          <table:table-cell table:style-name="ce44" office:value-type="float" office:value="244899.969020722" calcext:value-type="float">
            <text:p><text:s/>244,900 <text:s/></text:p>
          </table:table-cell>
          <table:table-cell table:style-name="ce44" office:value-type="float" office:value="56522.3477579216" calcext:value-type="float">
            <text:p><text:s/>56,522 <text:s/></text:p>
          </table:table-cell>
          <table:table-cell table:style-name="ce44" office:value-type="float" office:value="39365966.3094098" calcext:value-type="float">
            <text:p><text:s/>39,365,966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2917.3" calcext:value-type="float">
            <text:p><text:s/>52,917 <text:s/></text:p>
          </table:table-cell>
          <table:table-cell table:style-name="ce44" office:value-type="float" office:value="156030.714379093" calcext:value-type="float">
            <text:p><text:s/>156,031 <text:s/></text:p>
          </table:table-cell>
          <table:table-cell table:style-name="ce44" office:value-type="float" office:value="3087634.90864044" calcext:value-type="float">
            <text:p><text:s/>3,087,63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68550.543389262" calcext:value-type="float">
            <text:p><text:s/>768,551 <text:s/></text:p>
          </table:table-cell>
          <table:table-cell table:style-name="ce44" office:value-type="float" office:value="244899.969020722" calcext:value-type="float">
            <text:p><text:s/>244,900 <text:s/></text:p>
          </table:table-cell>
          <table:table-cell table:style-name="ce44" office:value-type="float" office:value="56522.3477579216" calcext:value-type="float">
            <text:p><text:s/>56,522 <text:s/></text:p>
          </table:table-cell>
          <table:table-cell table:style-name="ce44" office:value-type="float" office:value="15997353.5543458" calcext:value-type="float">
            <text:p><text:s/>15,997,35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56030.714379093" calcext:value-type="float">
            <text:p><text:s/>156,031 <text:s/></text:p>
          </table:table-cell>
          <table:table-cell table:style-name="ce44" office:value-type="float" office:value="1479423.21629704" calcext:value-type="float">
            <text:p><text:s/>1,479,4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68550.543389262" calcext:value-type="float">
            <text:p><text:s/>768,551 <text:s/></text:p>
          </table:table-cell>
          <table:table-cell table:style-name="ce42" office:value-type="float" office:value="244899.969020722" calcext:value-type="float">
            <text:p><text:s/>244,900 <text:s/></text:p>
          </table:table-cell>
          <table:table-cell table:style-name="ce42" office:value-type="float" office:value="56522.3477579216" calcext:value-type="float">
            <text:p><text:s/>56,522 <text:s/></text:p>
          </table:table-cell>
          <table:table-cell table:style-name="ce42" office:value-type="float" office:value="1818497.08825439" calcext:value-type="float">
            <text:p><text:s/>1,818,4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6030.714379093" calcext:value-type="float">
            <text:p><text:s/>156,031 <text:s/></text:p>
          </table:table-cell>
          <table:table-cell table:style-name="ce42" office:value-type="float" office:value="276540.347815588" calcext:value-type="float">
            <text:p><text:s/>276,5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13.97448503" calcext:value-type="float">
            <text:p><text:s/>7,6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51.95448503" calcext:value-type="float">
            <text:p><text:s/>1,9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4711.179629739" calcext:value-type="float">
            <text:p><text:s/>174,7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003.432576693" calcext:value-type="float">
            <text:p><text:s/>15,0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1773.18725623" calcext:value-type="float">
            <text:p><text:s/>141,7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56.35651623" calcext:value-type="float">
            <text:p><text:s/>9,3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78.7574009" calcext:value-type="float">
            <text:p><text:s/>8,2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04.9014009" calcext:value-type="float">
            <text:p><text:s/>1,8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8.03268858" calcext:value-type="float">
            <text:p><text:s/>1,0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8.28418858" calcext:value-type="float">
            <text:p><text:s/>1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406.5000432703" calcext:value-type="float">
            <text:p><text:s/>57,4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57.09308021" calcext:value-type="float">
            <text:p><text:s/>1,9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43.542332938" calcext:value-type="float">
            <text:p><text:s/>3,2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01.101392938" calcext:value-type="float">
            <text:p><text:s/>2,6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885.88" calcext:value-type="float">
            <text:p><text:s/>5,88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8886.213021831" calcext:value-type="float">
            <text:p><text:s/>708,88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6030.714379093" calcext:value-type="float">
            <text:p><text:s/>156,031 <text:s/></text:p>
          </table:table-cell>
          <table:table-cell table:style-name="ce42" office:value-type="float" office:value="156236.896391158" calcext:value-type="float">
            <text:p><text:s/>156,2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0871.952206194" calcext:value-type="float">
            <text:p><text:s/>460,87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3671.279532246" calcext:value-type="float">
            <text:p><text:s/>153,671 <text:s/></text:p>
          </table:table-cell>
          <table:table-cell table:style-name="ce42" office:value-type="float" office:value="63285.9941109882" calcext:value-type="float">
            <text:p><text:s/>63,2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0986.5246498428" calcext:value-type="float">
            <text:p>( 60,98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4765.18553375" calcext:value-type="float">
            <text:p>( 44,76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96367.027556351" calcext:value-type="float">
            <text:p>( 396,367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53671.279532246" calcext:value-type="float">
            <text:p>( 153,671 <text:s/>)</text:p>
          </table:table-cell>
          <table:table-cell table:style-name="ce45" office:value-type="float" office:value="18520.8085772382" calcext:value-type="float">
            <text:p>( 18,52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518.4" calcext:value-type="float">
            <text:p>( 3,518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128.3901043403" calcext:value-type="float">
            <text:p><text:s/>97,1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59.43484684746" calcext:value-type="float">
            <text:p><text:s/>2,3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172.6821317264" calcext:value-type="float">
            <text:p><text:s/>58,1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9.3137006" calcext:value-type="float">
            <text:p><text:s/>43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885.88" calcext:value-type="float">
            <text:p><text:s/>5,886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92713.18857957" calcext:value-type="float">
            <text:p><text:s/>92,71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92511.58857957" calcext:value-type="float">
            <text:p><text:s/>92,5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238.966747407" calcext:value-type="float">
            <text:p><text:s/>53,2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13.616307407" calcext:value-type="float">
            <text:p><text:s/>7,9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369.252078611" calcext:value-type="float">
            <text:p><text:s/>19,3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45.036638611" calcext:value-type="float">
            <text:p><text:s/>2,04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49993.123709769" calcext:value-type="float">
            <text:p><text:s/>49,99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9554.992169769" calcext:value-type="float">
            <text:p><text:s/>9,5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4958.539492968" calcext:value-type="float">
            <text:p><text:s/>244,9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40.447112968" calcext:value-type="float">
            <text:p><text:s/>7,1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058.4538" calcext:value-type="float">
            <text:p><text:s/>33,0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1900.085692968" calcext:value-type="float">
            <text:p><text:s/>211,9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40.447112968" calcext:value-type="float">
            <text:p><text:s/>7,1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7162.793832608" calcext:value-type="float">
            <text:p>( 17,16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163.993832608" calcext:value-type="float">
            <text:p>( 5,164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44721.41186036" calcext:value-type="float">
            <text:p>( 144,721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976.45328036" calcext:value-type="float">
            <text:p>( 1,97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62664.663389262" calcext:value-type="float">
            <text:p><text:s/>762,665 <text:s/></text:p>
          </table:table-cell>
          <table:table-cell table:style-name="ce42" office:value-type="float" office:value="244899.969020722" calcext:value-type="float">
            <text:p><text:s/>244,900 <text:s/></text:p>
          </table:table-cell>
          <table:table-cell table:style-name="ce42" office:value-type="float" office:value="56522.3477579216" calcext:value-type="float">
            <text:p><text:s/>56,522 <text:s/></text:p>
          </table:table-cell>
          <table:table-cell table:style-name="ce42" office:value-type="float" office:value="176474.409887901" calcext:value-type="float">
            <text:p><text:s/>176,4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273.866147901" calcext:value-type="float">
            <text:p><text:s/>18,2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62664.663389262" calcext:value-type="float">
            <text:p><text:s/>762,665 <text:s/></text:p>
          </table:table-cell>
          <table:table-cell table:style-name="ce42" office:value-type="float" office:value="244899.969020722" calcext:value-type="float">
            <text:p><text:s/>244,900 <text:s/></text:p>
          </table:table-cell>
          <table:table-cell table:style-name="ce42" office:value-type="float" office:value="56522.3477579216" calcext:value-type="float">
            <text:p><text:s/>56,522 <text:s/></text:p>
          </table:table-cell>
          <table:table-cell table:style-name="ce42" office:value-type="float" office:value="141127.088399175" calcext:value-type="float">
            <text:p><text:s/>141,1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929.460659175" calcext:value-type="float">
            <text:p><text:s/>9,9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347.321488726" calcext:value-type="float">
            <text:p><text:s/>35,3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44.405488726" calcext:value-type="float">
            <text:p><text:s/>8,3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8570.61572068" calcext:value-type="float">
            <text:p>( 28,57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759.47172068" calcext:value-type="float">
            <text:p>( 7,75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201.976073939" calcext:value-type="float">
            <text:p><text:s/>52,2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686.382653939" calcext:value-type="float">
            <text:p><text:s/>22,68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6660.796712157" calcext:value-type="float">
            <text:p><text:s/>6,66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4135.964792157" calcext:value-type="float">
            <text:p><text:s/>4,1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315.057856514" calcext:value-type="float">
            <text:p><text:s/>19,3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32.088876514" calcext:value-type="float">
            <text:p><text:s/>4,7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4500.23911049" calcext:value-type="float">
            <text:p>( 14,50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042.66353049" calcext:value-type="float">
            <text:p>( 3,04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380.690912775" calcext:value-type="float">
            <text:p><text:s/>24,3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695.666212775" calcext:value-type="float">
            <text:p><text:s/>10,6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.3467105" calcext:value-type="float">
            <text:p><text:s/>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.3467105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19.64442" calcext:value-type="float">
            <text:p><text:s/>3,6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01.3386526632" calcext:value-type="float">
            <text:p><text:s/>4,8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0.320860638" calcext:value-type="float">
            <text:p><text:s/>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341.49158067" calcext:value-type="float">
            <text:p><text:s/>18,3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3.59930067" calcext:value-type="float">
            <text:p><text:s/>30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2112.06656" calcext:value-type="float">
            <text:p><text:s/>42,11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56949.2005365" calcext:value-type="float">
            <text:p><text:s/>11,856,9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864.087296523" calcext:value-type="float">
            <text:p><text:s/>28,8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669.2944" calcext:value-type="float">
            <text:p><text:s/>97,6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90721.6309365" calcext:value-type="float">
            <text:p><text:s/>11,690,7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864.087296523" calcext:value-type="float">
            <text:p><text:s/>28,8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883.6" calcext:value-type="float">
            <text:p><text:s/>17,8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674.6752" calcext:value-type="float">
            <text:p><text:s/>50,6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3929.0574" calcext:value-type="float">
            <text:p><text:s/>483,92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428.49104" calcext:value-type="float">
            <text:p><text:s/>67,4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16500.56636" calcext:value-type="float">
            <text:p><text:s/>416,50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7881.8278494" calcext:value-type="float">
            <text:p><text:s/>767,8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3922.4008794" calcext:value-type="float">
            <text:p><text:s/>103,9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6452.717946412" calcext:value-type="float">
            <text:p><text:s/>196,4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46.98046641238" calcext:value-type="float">
            <text:p><text:s/>1,8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878.927616531" calcext:value-type="float">
            <text:p><text:s/>105,8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929.1580565311" calcext:value-type="float">
            <text:p><text:s/>97,9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622.97435246" calcext:value-type="float">
            <text:p><text:s/>25,6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7.62990246" calcext:value-type="float">
            <text:p><text:s/>7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4.0466" calcext:value-type="float">
            <text:p><text:s/>2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36.09206" calcext:value-type="float">
            <text:p><text:s/>8,2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3.29268" calcext:value-type="float">
            <text:p><text:s/>8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02.20876970493" calcext:value-type="float">
            <text:p><text:s/>4,9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1.995809704931" calcext:value-type="float">
            <text:p><text:s/>2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68.7312941681" calcext:value-type="float">
            <text:p><text:s/>15,7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3.016954168137" calcext:value-type="float">
            <text:p><text:s/>1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8012.633592045" calcext:value-type="float">
            <text:p><text:s/>328,0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.633032045" calcext:value-type="float">
            <text:p><text:s/>1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1890.2029380789" calcext:value-type="float">
            <text:p><text:s/>81,89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032.98665807892" calcext:value-type="float">
            <text:p><text:s/>3,033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070096.38030552" calcext:value-type="float">
            <text:p><text:s/>1,070,09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070096.38030552" calcext:value-type="float">
            <text:p><text:s/>1,070,0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368612.7550639" calcext:value-type="float">
            <text:p><text:s/>23,368,6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917.3" calcext:value-type="float">
            <text:p><text:s/>52,9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8211.6923434" calcext:value-type="float">
            <text:p><text:s/>1,608,2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368612.7550639" calcext:value-type="float">
            <text:p><text:s/>23,368,6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917.3" calcext:value-type="float">
            <text:p><text:s/>52,9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8211.6923434" calcext:value-type="float">
            <text:p><text:s/>1,608,2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9849979.6305034" calcext:value-type="float">
            <text:p>( 19,849,98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608211.6923434" calcext:value-type="float">
            <text:p>( 1,608,21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63901.361625" calcext:value-type="float">
            <text:p><text:s/>1,263,901 <text:s/></text:p>
          </table:table-cell>
          <table:table-cell table:style-name="ce42" office:value-type="float" office:value="2688540.889335" calcext:value-type="float">
            <text:p><text:s/>2,688,541 <text:s/></text:p>
          </table:table-cell>
          <table:table-cell table:style-name="ce42" office:value-type="float" office:value="595038.366698" calcext:value-type="float">
            <text:p><text:s/>595,038 <text:s/></text:p>
          </table:table-cell>
          <table:table-cell table:style-name="ce42" office:value-type="float" office:value="8172433.645753" calcext:value-type="float">
            <text:p><text:s/>8,172,4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8349.523989" calcext:value-type="float">
            <text:p><text:s/>748,3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50636.925" calcext:value-type="float">
            <text:p><text:s/>6,750,6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583.215212" calcext:value-type="float">
            <text:p><text:s/>43,5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277.113662" calcext:value-type="float">
            <text:p><text:s/>37,2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263901.361625" calcext:value-type="float">
            <text:p><text:s/>1,263,901 <text:s/></text:p>
          </table:table-cell>
          <table:table-cell table:style-name="ce42" office:value-type="float" office:value="2688540.889335" calcext:value-type="float">
            <text:p><text:s/>2,688,541 <text:s/></text:p>
          </table:table-cell>
          <table:table-cell table:style-name="ce42" office:value-type="float" office:value="595038.366698" calcext:value-type="float">
            <text:p><text:s/>595,038 <text:s/></text:p>
          </table:table-cell>
          <table:table-cell table:style-name="ce42" office:value-type="float" office:value="1340936.391879" calcext:value-type="float">
            <text:p><text:s/>1,340,9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8349.523989" calcext:value-type="float">
            <text:p><text:s/>748,3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326209.982304" calcext:value-type="float">
            <text:p><text:s/>326,210 <text:s/></text:p>
          </table:table-cell>
          <table:table-cell table:style-name="ce42" office:value-type="float" office:value="873618.465798" calcext:value-type="float">
            <text:p><text:s/>873,618 <text:s/></text:p>
          </table:table-cell>
          <table:table-cell table:style-name="ce42" office:value-type="float" office:value="203477.831122" calcext:value-type="float">
            <text:p><text:s/>203,478 <text:s/></text:p>
          </table:table-cell>
          <table:table-cell table:style-name="ce42" office:value-type="float" office:value="3005086.352086" calcext:value-type="float">
            <text:p><text:s/>3,005,08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7538.695417" calcext:value-type="float">
            <text:p><text:s/>1,107,539 <text:s/></text:p>
          </table:table-cell>
          <table:table-cell table:style-name="ce42" office:value-type="float" office:value="65276.493" calcext:value-type="float">
            <text:p><text:s/>65,27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326209.982304" calcext:value-type="float">
            <text:p><text:s/>326,210 <text:s/></text:p>
          </table:table-cell>
          <table:table-cell table:style-name="ce43" office:value-type="float" office:value="873618.465798" calcext:value-type="float">
            <text:p><text:s/>873,618 <text:s/></text:p>
          </table:table-cell>
          <table:table-cell table:style-name="ce43" office:value-type="float" office:value="203477.831122" calcext:value-type="float">
            <text:p><text:s/>203,478 <text:s/></text:p>
          </table:table-cell>
          <table:table-cell table:style-name="ce43" office:value-type="float" office:value="3005086.352086" calcext:value-type="float">
            <text:p><text:s/>3,005,086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07538.695417" calcext:value-type="float">
            <text:p><text:s/>1,107,539 <text:s/></text:p>
          </table:table-cell>
          <table:table-cell table:style-name="ce43" office:value-type="float" office:value="65276.493" calcext:value-type="float">
            <text:p><text:s/>65,276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81046.35428" calcext:value-type="float">
            <text:p><text:s/>11,581,046 <text:s/></text:p>
          </table:table-cell>
          <table:table-cell table:number-columns-repeated="2" table:style-name="ce42" office:value-type="float" office:value="103789.73358" calcext:value-type="float">
            <text:p><text:s/>103,79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569.676" calcext:value-type="float">
            <text:p><text:s/>148,57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142193.1044" calcext:value-type="float">
            <text:p><text:s/>4,142,1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0271.8808" calcext:value-type="float">
            <text:p><text:s/>960,27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910557.492" calcext:value-type="float">
            <text:p><text:s/>2,910,55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977.0291" calcext:value-type="float">
            <text:p><text:s/>112,977 <text:s/></text:p>
          </table:table-cell>
          <table:table-cell table:number-columns-repeated="2" table:style-name="ce42" office:value-type="float" office:value="66493.18884" calcext:value-type="float">
            <text:p><text:s/>66,4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9.5464" calcext:value-type="float">
            <text:p><text:s/>1,080 <text:s/></text:p>
          </table:table-cell>
          <table:table-cell table:style-name="ce42" office:value-type="float" office:value="849.90735" calcext:value-type="float">
            <text:p><text:s/>85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468069.32518" calcext:value-type="float">
            <text:p><text:s/>11,468,069 <text:s/></text:p>
          </table:table-cell>
          <table:table-cell table:number-columns-repeated="2" table:style-name="ce43" office:value-type="float" office:value="-4104896.55966" calcext:value-type="float">
            <text:p><text:s/>-4,104,89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723339.2432" calcext:value-type="float">
            <text:p><text:s/>-3,723,339 <text:s/></text:p>
          </table:table-cell>
          <table:table-cell table:style-name="ce43" office:value-type="float" office:value="-849.90735" calcext:value-type="float">
            <text:p><text:s/>-85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46631.94" calcext:value-type="float">
            <text:p><text:s/>2,746,632 <text:s/></text:p>
          </table:table-cell>
          <table:table-cell table:number-columns-repeated="2" table:style-name="ce42" office:value-type="float" office:value="28736.44098" calcext:value-type="float">
            <text:p><text:s/>28,73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747.6984" calcext:value-type="float">
            <text:p><text:s/>40,748 <text:s/></text:p>
          </table:table-cell>
          <table:table-cell table:style-name="ce42" office:value-type="float" office:value="30.6" calcext:value-type="float">
            <text:p><text:s/>3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7018.19748" calcext:value-type="float">
            <text:p><text:s/>67,018 <text:s/></text:p>
          </table:table-cell>
          <table:table-cell table:number-columns-repeated="2" table:style-name="ce43" office:value-type="float" office:value="-94404.30714" calcext:value-type="float">
            <text:p><text:s/>-94,40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0666.5128" calcext:value-type="float">
            <text:p><text:s/>80,667 <text:s/></text:p>
          </table:table-cell>
          <table:table-cell table:style-name="ce43" office:value-type="float" office:value="10.5281" calcext:value-type="float">
            <text:p><text:s/>1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87348.75046" calcext:value-type="float">
            <text:p><text:s/>9,587,349 <text:s/></text:p>
          </table:table-cell>
          <table:table-cell table:number-columns-repeated="2" table:style-name="ce42" office:value-type="float" office:value="11847674.60838" calcext:value-type="float">
            <text:p><text:s/>11,847,67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90750.652" calcext:value-type="float">
            <text:p><text:s/>4,090,751 <text:s/></text:p>
          </table:table-cell>
          <table:table-cell table:style-name="ce42" office:value-type="float" office:value="4902.2696" calcext:value-type="float">
            <text:p><text:s/>4,90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87348.75046" calcext:value-type="float">
            <text:p><text:s/>9,587,349 <text:s/></text:p>
          </table:table-cell>
          <table:table-cell table:number-columns-repeated="2" table:style-name="ce42" office:value-type="float" office:value="8924319.1131576" calcext:value-type="float">
            <text:p><text:s/>8,924,31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90750.652" calcext:value-type="float">
            <text:p><text:s/>4,090,751 <text:s/></text:p>
          </table:table-cell>
          <table:table-cell table:style-name="ce42" office:value-type="float" office:value="4902.2696" calcext:value-type="float">
            <text:p><text:s/>4,90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923355.4952224" calcext:value-type="float">
            <text:p><text:s/>2,923,35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175.9377" calcext:value-type="float">
            <text:p><text:s/>3,1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4314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04.44196" calcext:value-type="float">
            <text:p><text:s/>1,7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4314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460.25204" calcext:value-type="float">
            <text:p><text:s/>1,4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1.2437" calcext:value-type="float">
            <text:p><text:s/>1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8241767.93816" calcext:value-type="float">
            <text:p><text:s/>18,241,768 <text:s/></text:p>
          </table:table-cell>
          <table:table-cell table:number-columns-repeated="2" table:style-name="ce44" office:value-type="float" office:value="7805269.97718" calcext:value-type="float">
            <text:p><text:s/>7,805,27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45997.1976" calcext:value-type="float">
            <text:p><text:s/>245,997 <text:s/></text:p>
          </table:table-cell>
          <table:table-cell table:style-name="ce44" office:value-type="float" office:value="4009.80275" calcext:value-type="float">
            <text:p><text:s/>4,01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7805269.97718" calcext:value-type="float">
            <text:p><text:s/>7,805,27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45997.1976" calcext:value-type="float">
            <text:p><text:s/>245,997 <text:s/></text:p>
          </table:table-cell>
          <table:table-cell table:style-name="ce44" office:value-type="float" office:value="4009.80275" calcext:value-type="float">
            <text:p><text:s/>4,0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15.88556" calcext:value-type="float">
            <text:p><text:s/>4,6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7.2" calcext:value-type="float">
            <text:p><text:s/>7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3.5298" calcext:value-type="float">
            <text:p><text:s/>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42034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2971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2.20188" calcext:value-type="float">
            <text:p><text:s/>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39682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4" calcext:value-type="float">
            <text:p><text:s/>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4" calcext:value-type="float">
            <text:p><text:s/>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8.8486" calcext:value-type="float">
            <text:p><text:s/>11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3.2" calcext:value-type="float">
            <text:p><text:s/>7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.4538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2.64342" calcext:value-type="float">
            <text:p><text:s/>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.0861" calcext:value-type="float">
            <text:p><text:s/>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.07456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.01154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4.01154" calcext:value-type="float">
            <text:p>( 4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8.5589" calcext:value-type="float">
            <text:p><text:s/>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8.5589" calcext:value-type="float">
            <text:p><text:s/>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19882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75.2348" calcext:value-type="float">
            <text:p><text:s/>17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1.33954" calcext:value-type="float">
            <text:p><text:s/>1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37.52658" calcext:value-type="float">
            <text:p>( 3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475.74006" calcext:value-type="float">
            <text:p><text:s/>3,4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.01838" calcext:value-type="float">
            <text:p><text:s/>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96.49428" calcext:value-type="float">
            <text:p><text:s/>3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4.42292" calcext:value-type="float">
            <text:p><text:s/>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61086.736" calcext:value-type="float">
            <text:p><text:s/>7,761,08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669.2944" calcext:value-type="float">
            <text:p><text:s/>97,6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97669.2944" calcext:value-type="float">
            <text:p><text:s/>97,6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61086.736" calcext:value-type="float">
            <text:p><text:s/>7,761,0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049.18036" calcext:value-type="float">
            <text:p><text:s/>8,0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049.18036" calcext:value-type="float">
            <text:p><text:s/>8,0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1518.17526" calcext:value-type="float">
            <text:p><text:s/>31,51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7580.7032" calcext:value-type="float">
            <text:p><text:s/>147,581 <text:s/></text:p>
          </table:table-cell>
          <table:table-cell table:style-name="ce42" office:value-type="float" office:value="4009.80275" calcext:value-type="float">
            <text:p><text:s/>4,0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1.33564" calcext:value-type="float">
            <text:p><text:s/>1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9.6706" calcext:value-type="float">
            <text:p><text:s/>1,0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85.4211" calcext:value-type="float">
            <text:p><text:s/>68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40.13215" calcext:value-type="float">
            <text:p><text:s/>2,9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685.47126" calcext:value-type="float">
            <text:p><text:s/>6,6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67.2276" calcext:value-type="float">
            <text:p><text:s/>66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4.9824" calcext:value-type="float">
            <text:p><text:s/>1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765.88468" calcext:value-type="float">
            <text:p><text:s/>2,7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43.62782" calcext:value-type="float">
            <text:p><text:s/>7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640.0178" calcext:value-type="float">
            <text:p><text:s/>19,6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7402.3608" calcext:value-type="float">
            <text:p><text:s/>147,40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19.18936" calcext:value-type="float">
            <text:p><text:s/>21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.36" calcext:value-type="float">
            <text:p><text:s/>3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241767.93816" calcext:value-type="float">
            <text:p><text:s/>18,241,7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241767.93816" calcext:value-type="float">
            <text:p><text:s/>18,241,7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8241767.93816" calcext:value-type="float">
            <text:p>( 18,241,76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54614.21568" calcext:value-type="float">
            <text:p><text:s/>2,154,614 <text:s/></text:p>
          </table:table-cell>
          <table:table-cell table:style-name="ce42" office:value-type="float" office:value="1730.4705" calcext:value-type="float">
            <text:p><text:s/>1,730 <text:s/></text:p>
          </table:table-cell>
          <table:table-cell table:style-name="ce42" office:value-type="float" office:value="338590.08" calcext:value-type="float">
            <text:p><text:s/>338,590 <text:s/></text:p>
          </table:table-cell>
          <table:table-cell table:style-name="ce42" office:value-type="float" office:value="107702" calcext:value-type="float">
            <text:p><text:s/>107,702 <text:s/></text:p>
          </table:table-cell>
          <table:table-cell table:style-name="ce42" office:value-type="float" office:value="1358519.25531148" calcext:value-type="float">
            <text:p><text:s/>1,358,519 <text:s/></text:p>
          </table:table-cell>
          <table:table-cell table:style-name="ce42" office:value-type="float" office:value="109978.2" calcext:value-type="float">
            <text:p><text:s/>109,978 <text:s/></text:p>
          </table:table-cell>
          <table:table-cell table:style-name="ce42" office:value-type="float" office:value="38209.54" calcext:value-type="float">
            <text:p><text:s/>38,210 <text:s/></text:p>
          </table:table-cell>
          <table:table-cell table:style-name="ce42" office:value-type="float" office:value="46552.95" calcext:value-type="float">
            <text:p><text:s/>46,55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9443697.99072" calcext:value-type="float">
            <text:p><text:s/>9,443,698 <text:s/></text:p>
          </table:table-cell>
          <table:table-cell table:style-name="ce42" office:value-type="float" office:value="1882333.72224" calcext:value-type="float">
            <text:p><text:s/>1,882,3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3746.88" calcext:value-type="float">
            <text:p><text:s/>543,747 <text:s/></text:p>
          </table:table-cell>
          <table:table-cell table:style-name="ce42" office:value-type="float" office:value="234008" calcext:value-type="float">
            <text:p><text:s/>234,008 <text:s/></text:p>
          </table:table-cell>
          <table:table-cell table:style-name="ce42" office:value-type="float" office:value="104109.746307936" calcext:value-type="float">
            <text:p><text:s/>104,110 <text:s/></text:p>
          </table:table-cell>
          <table:table-cell table:style-name="ce42" office:value-type="float" office:value="8515.8" calcext:value-type="float">
            <text:p><text:s/>8,516 <text:s/></text:p>
          </table:table-cell>
          <table:table-cell table:style-name="ce42" office:value-type="float" office:value="513515.2994" calcext:value-type="float">
            <text:p><text:s/>513,515 <text:s/></text:p>
          </table:table-cell>
          <table:table-cell table:style-name="ce42" office:value-type="float" office:value="92155.8550068" calcext:value-type="float">
            <text:p><text:s/>92,1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23638.60628" calcext:value-type="float">
            <text:p><text:s/>123,639 <text:s/></text:p>
          </table:table-cell>
          <table:table-cell table:style-name="ce42" office:value-type="float" office:value="1049535.59328" calcext:value-type="float">
            <text:p><text:s/>1,049,536 <text:s/></text:p>
          </table:table-cell>
          <table:table-cell table:style-name="ce42" office:value-type="float" office:value="132.84" calcext:value-type="float">
            <text:p><text:s/>13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57.592" calcext:value-type="float">
            <text:p><text:s/>2,75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.52" calcext:value-type="float">
            <text:p><text:s/>12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11396.41688" calcext:value-type="float">
            <text:p><text:s/>111,396 <text:s/></text:p>
          </table:table-cell>
          <table:table-cell table:style-name="ce42" office:value-type="float" office:value="-189268.65792" calcext:value-type="float">
            <text:p><text:s/>-189,269 <text:s/></text:p>
          </table:table-cell>
          <table:table-cell table:style-name="ce42" office:value-type="float" office:value="-182.5164" calcext:value-type="float">
            <text:p><text:s/>-183 <text:s/></text:p>
          </table:table-cell>
          <table:table-cell table:style-name="ce42" office:value-type="float" office:value="1589.74944" calcext:value-type="float">
            <text:p><text:s/>1,590 <text:s/></text:p>
          </table:table-cell>
          <table:table-cell table:style-name="ce42" office:value-type="float" office:value="-8574.735" calcext:value-type="float">
            <text:p><text:s/>-8,575 <text:s/></text:p>
          </table:table-cell>
          <table:table-cell table:style-name="ce42" office:value-type="float" office:value="-5024.18090000003" calcext:value-type="float">
            <text:p><text:s/>-5,0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68.46012" calcext:value-type="float">
            <text:p><text:s/>2,368 <text:s/></text:p>
          </table:table-cell>
          <table:table-cell table:style-name="ce42" office:value-type="float" office:value="115887.7617777" calcext:value-type="float">
            <text:p><text:s/>115,88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9678733.01388" calcext:value-type="float">
            <text:p><text:s/>-9,678,733 <text:s/></text:p>
          </table:table-cell>
          <table:table-cell table:style-name="ce43" office:value-type="float" office:value="-587986.44192" calcext:value-type="float">
            <text:p><text:s/>-587,986 <text:s/></text:p>
          </table:table-cell>
          <table:table-cell table:style-name="ce43" office:value-type="float" office:value="1780.1469" calcext:value-type="float">
            <text:p><text:s/>1,780 <text:s/></text:p>
          </table:table-cell>
          <table:table-cell table:style-name="ce43" office:value-type="float" office:value="-206746.54944" calcext:value-type="float">
            <text:p><text:s/>-206,747 <text:s/></text:p>
          </table:table-cell>
          <table:table-cell table:style-name="ce43" office:value-type="float" office:value="-117731.265" calcext:value-type="float">
            <text:p><text:s/>-117,731 <text:s/></text:p>
          </table:table-cell>
          <table:table-cell table:style-name="ce43" office:value-type="float" office:value="1256676.09790354" calcext:value-type="float">
            <text:p><text:s/>1,256,676 <text:s/></text:p>
          </table:table-cell>
          <table:table-cell table:style-name="ce43" office:value-type="float" office:value="101462.4" calcext:value-type="float">
            <text:p><text:s/>101,462 <text:s/></text:p>
          </table:table-cell>
          <table:table-cell table:style-name="ce43" office:value-type="float" office:value="-477674.21952" calcext:value-type="float">
            <text:p><text:s/>-477,674 <text:s/></text:p>
          </table:table-cell>
          <table:table-cell table:style-name="ce43" office:value-type="float" office:value="-161610.1867845" calcext:value-type="float">
            <text:p><text:s/>-161,61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40039.44" calcext:value-type="float">
            <text:p><text:s/>40,039 <text:s/></text:p>
          </table:table-cell>
          <table:table-cell table:style-name="ce42" office:value-type="float" office:value="350171.14848" calcext:value-type="float">
            <text:p><text:s/>350,171 <text:s/></text:p>
          </table:table-cell>
          <table:table-cell table:style-name="ce42" office:value-type="float" office:value="1221.705" calcext:value-type="float">
            <text:p><text:s/>1,222 <text:s/></text:p>
          </table:table-cell>
          <table:table-cell table:style-name="ce42" office:value-type="float" office:value="446.17536" calcext:value-type="float">
            <text:p><text:s/>4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37.65462" calcext:value-type="float">
            <text:p><text:s/>1,43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67.5875" calcext:value-type="float">
            <text:p><text:s/>1,66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92316.89964" calcext:value-type="float">
            <text:p><text:s/>-92,317 <text:s/></text:p>
          </table:table-cell>
          <table:table-cell table:style-name="ce43" office:value-type="float" office:value="-22350.81078" calcext:value-type="float">
            <text:p><text:s/>-22,35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1537.8289780852" calcext:value-type="float">
            <text:p><text:s/>81,538 <text:s/></text:p>
          </table:table-cell>
          <table:table-cell table:style-name="ce42" office:value-type="float" office:value="1648775.24885989" calcext:value-type="float">
            <text:p><text:s/>1,648,7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009.41296" calcext:value-type="float">
            <text:p><text:s/>86,009 <text:s/></text:p>
          </table:table-cell>
          <table:table-cell table:style-name="ce42" office:value-type="float" office:value="13373.4140550368" calcext:value-type="float">
            <text:p><text:s/>13,37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0083.08" calcext:value-type="float">
            <text:p><text:s/>80,083 <text:s/></text:p>
          </table:table-cell>
          <table:table-cell table:style-name="ce42" office:value-type="float" office:value="1540108.8" calcext:value-type="float">
            <text:p><text:s/>1,540,1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style-name="ce42" office:value-type="float" office:value="88.98456" calcext:value-type="float">
            <text:p><text:s/>89 <text:s/></text:p>
          </table:table-cell>
          <table:table-cell table:style-name="ce42" office:value-type="float" office:value="1859.83968" calcext:value-type="float">
            <text:p><text:s/>1,8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45.15136" calcext:value-type="float">
            <text:p><text:s/>11,9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365.7644180852" calcext:value-type="float">
            <text:p><text:s/>1,366 <text:s/></text:p>
          </table:table-cell>
          <table:table-cell table:style-name="ce43" office:value-type="float" office:value="94861.4578198901" calcext:value-type="float">
            <text:p><text:s/>94,86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6009.41296" calcext:value-type="float">
            <text:p><text:s/>86,009 <text:s/></text:p>
          </table:table-cell>
          <table:table-cell table:style-name="ce43" office:value-type="float" office:value="13373.4140550368" calcext:value-type="float">
            <text:p><text:s/>13,37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4482624.44468" calcext:value-type="float">
            <text:p><text:s/>14,482,624 <text:s/></text:p>
          </table:table-cell>
          <table:table-cell table:style-name="ce42" office:value-type="float" office:value="4209919.8801" calcext:value-type="float">
            <text:p><text:s/>4,209,920 <text:s/></text:p>
          </table:table-cell>
          <table:table-cell table:style-name="ce42" office:value-type="float" office:value="801.4581" calcext:value-type="float">
            <text:p><text:s/>801 <text:s/></text:p>
          </table:table-cell>
          <table:table-cell table:style-name="ce42" office:value-type="float" office:value="736463.46144" calcext:value-type="float">
            <text:p><text:s/>736,463 <text:s/></text:p>
          </table:table-cell>
          <table:table-cell table:style-name="ce42" office:value-type="float" office:value="587170.705" calcext:value-type="float">
            <text:p><text:s/>587,171 <text:s/></text:p>
          </table:table-cell>
          <table:table-cell table:style-name="ce42" office:value-type="float" office:value="42461.3309" calcext:value-type="float">
            <text:p><text:s/>42,4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6568.46" calcext:value-type="float">
            <text:p><text:s/>1,046,568 <text:s/></text:p>
          </table:table-cell>
          <table:table-cell table:style-name="ce42" office:value-type="float" office:value="1249800.6768215" calcext:value-type="float">
            <text:p><text:s/>1,249,80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4440439.4945552" calcext:value-type="float">
            <text:p><text:s/>14,440,439 <text:s/></text:p>
          </table:table-cell>
          <table:table-cell table:style-name="ce42" office:value-type="float" office:value="4209919.8801" calcext:value-type="float">
            <text:p><text:s/>4,209,920 <text:s/></text:p>
          </table:table-cell>
          <table:table-cell table:style-name="ce42" office:value-type="float" office:value="801.4581" calcext:value-type="float">
            <text:p><text:s/>801 <text:s/></text:p>
          </table:table-cell>
          <table:table-cell table:style-name="ce42" office:value-type="float" office:value="736463.46144" calcext:value-type="float">
            <text:p><text:s/>736,463 <text:s/></text:p>
          </table:table-cell>
          <table:table-cell table:style-name="ce42" office:value-type="float" office:value="587170.705" calcext:value-type="float">
            <text:p><text:s/>587,171 <text:s/></text:p>
          </table:table-cell>
          <table:table-cell table:style-name="ce42" office:value-type="float" office:value="42461.3309" calcext:value-type="float">
            <text:p><text:s/>42,4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6568.46" calcext:value-type="float">
            <text:p><text:s/>1,046,568 <text:s/></text:p>
          </table:table-cell>
          <table:table-cell table:style-name="ce42" office:value-type="float" office:value="1200138.8198039" calcext:value-type="float">
            <text:p><text:s/>1,200,13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42184.9501248" calcext:value-type="float">
            <text:p><text:s/>42,18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49661.8570176" calcext:value-type="float">
            <text:p><text:s/>49,6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7384.36456" calcext:value-type="float">
            <text:p><text:s/>27,384 <text:s/></text:p>
          </table:table-cell>
          <table:table-cell table:style-name="ce42" office:value-type="float" office:value="96804.2023823136" calcext:value-type="float">
            <text:p><text:s/>96,8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3244.97632" calcext:value-type="float">
            <text:p><text:s/>453,245 <text:s/></text:p>
          </table:table-cell>
          <table:table-cell table:style-name="ce42" office:value-type="float" office:value="25463.4659449632" calcext:value-type="float">
            <text:p><text:s/>25,46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7377.80752" calcext:value-type="float">
            <text:p><text:s/>27,378 <text:s/></text:p>
          </table:table-cell>
          <table:table-cell table:style-name="ce42" office:value-type="float" office:value="94586.6023823136" calcext:value-type="float">
            <text:p><text:s/>94,5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3244.97632" calcext:value-type="float">
            <text:p><text:s/>453,245 <text:s/></text:p>
          </table:table-cell>
          <table:table-cell table:style-name="ce42" office:value-type="float" office:value="25463.4659449632" calcext:value-type="float">
            <text:p><text:s/>25,46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0" calcext:value-type="float">
            <text:p><text:s/>9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6.55704" calcext:value-type="float">
            <text:p><text:s/>7 <text:s/></text:p>
          </table:table-cell>
          <table:table-cell table:style-name="ce43" office:value-type="float" office:value="1257.6" calcext:value-type="float">
            <text:p><text:s/>1,25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747246.69690191" calcext:value-type="float">
            <text:p><text:s/>4,747,247 <text:s/></text:p>
          </table:table-cell>
          <table:table-cell table:style-name="ce44" office:value-type="float" office:value="1548533.6492378" calcext:value-type="float">
            <text:p><text:s/>1,548,534 <text:s/></text:p>
          </table:table-cell>
          <table:table-cell table:style-name="ce44" office:value-type="float" office:value="1359.9" calcext:value-type="float">
            <text:p><text:s/>1,360 <text:s/></text:p>
          </table:table-cell>
          <table:table-cell table:style-name="ce44" office:value-type="float" office:value="529270.73664" calcext:value-type="float">
            <text:p><text:s/>529,271 <text:s/></text:p>
          </table:table-cell>
          <table:table-cell table:style-name="ce44" office:value-type="float" office:value="469439.44" calcext:value-type="float">
            <text:p><text:s/>469,439 <text:s/></text:p>
          </table:table-cell>
          <table:table-cell table:style-name="ce44" office:value-type="float" office:value="1297699.77418354" calcext:value-type="float">
            <text:p><text:s/>1,297,700 <text:s/></text:p>
          </table:table-cell>
          <table:table-cell table:style-name="ce44" office:value-type="float" office:value="101462.4" calcext:value-type="float">
            <text:p><text:s/>101,462 <text:s/></text:p>
          </table:table-cell>
          <table:table-cell table:style-name="ce44" office:value-type="float" office:value="29639.8512" calcext:value-type="float">
            <text:p><text:s/>29,640 <text:s/></text:p>
          </table:table-cell>
          <table:table-cell table:style-name="ce44" office:value-type="float" office:value="1047686.022537" calcext:value-type="float">
            <text:p><text:s/>1,047,68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747246.69690191" calcext:value-type="float">
            <text:p><text:s/>4,747,247 <text:s/></text:p>
          </table:table-cell>
          <table:table-cell table:style-name="ce44" office:value-type="float" office:value="1548533.6492378" calcext:value-type="float">
            <text:p><text:s/>1,548,53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0842.3" calcext:value-type="float">
            <text:p><text:s/>10,8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95640.2747819148" calcext:value-type="float">
            <text:p><text:s/>95,640 <text:s/></text:p>
          </table:table-cell>
          <table:table-cell table:style-name="ce42" office:value-type="float" office:value="1274080.3657178" calcext:value-type="float">
            <text:p><text:s/>1,274,0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0842.3" calcext:value-type="float">
            <text:p><text:s/>10,8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234.82" calcext:value-type="float">
            <text:p><text:s/>2,235 <text:s/></text:p>
          </table:table-cell>
          <table:table-cell table:style-name="ce42" office:value-type="float" office:value="3427.2" calcext:value-type="float">
            <text:p><text:s/>3,4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4022.87852" calcext:value-type="float">
            <text:p><text:s/>14,023 <text:s/></text:p>
          </table:table-cell>
          <table:table-cell table:style-name="ce42" office:value-type="float" office:value="145591.338733046" calcext:value-type="float">
            <text:p><text:s/>145,5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17.06" calcext:value-type="float">
            <text:p><text:s/>417 <text:s/></text:p>
          </table:table-cell>
          <table:table-cell table:style-name="ce42" office:value-type="float" office:value="131997.3504" calcext:value-type="float">
            <text:p><text:s/>131,9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73.856" calcext:value-type="float">
            <text:p><text:s/>6,4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56.6034" calcext:value-type="float">
            <text:p><text:s/>57 <text:s/></text:p>
          </table:table-cell>
          <table:table-cell table:style-name="ce42" office:value-type="float" office:value="910.848" calcext:value-type="float">
            <text:p><text:s/>9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709.50768" calcext:value-type="float">
            <text:p><text:s/>710 <text:s/></text:p>
          </table:table-cell>
          <table:table-cell table:style-name="ce42" office:value-type="float" office:value="54677.6974030603" calcext:value-type="float">
            <text:p><text:s/>54,6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05.20412" calcext:value-type="float">
            <text:p><text:s/>105 <text:s/></text:p>
          </table:table-cell>
          <table:table-cell table:style-name="ce42" office:value-type="float" office:value="531.84" calcext:value-type="float">
            <text:p><text:s/>5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0208.9513898896" calcext:value-type="float">
            <text:p><text:s/>50,209 <text:s/></text:p>
          </table:table-cell>
          <table:table-cell table:style-name="ce42" office:value-type="float" office:value="346385.65086169" calcext:value-type="float">
            <text:p><text:s/>346,3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47776.176" calcext:value-type="float">
            <text:p><text:s/>47,776 <text:s/></text:p>
          </table:table-cell>
          <table:table-cell table:style-name="ce42" office:value-type="float" office:value="196138.50256296" calcext:value-type="float">
            <text:p><text:s/>196,1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6221.3391160928" calcext:value-type="float">
            <text:p>( 16,22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47776.176" calcext:value-type="float">
            <text:p>( 47,776 <text:s/>)</text:p>
          </table:table-cell>
          <table:table-cell table:style-name="ce45" office:value-type="float" office:value="176398.763446867" calcext:value-type="float">
            <text:p>( 176,39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518.4" calcext:value-type="float">
            <text:p>( 3,51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2.3833898896" calcext:value-type="float">
            <text:p><text:s/>52 <text:s/></text:p>
          </table:table-cell>
          <table:table-cell table:style-name="ce42" office:value-type="float" office:value="94716.5718676032" calcext:value-type="float">
            <text:p><text:s/>94,7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178.792" calcext:value-type="float">
            <text:p><text:s/>2,179 <text:s/></text:p>
          </table:table-cell>
          <table:table-cell table:style-name="ce42" office:value-type="float" office:value="55530.5764311264" calcext:value-type="float">
            <text:p><text:s/>55,5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201.6" calcext:value-type="float">
            <text:p><text:s/>202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85.434" calcext:value-type="float">
            <text:p><text:s/>385 <text:s/></text:p>
          </table:table-cell>
          <table:table-cell table:style-name="ce42" office:value-type="float" office:value="44097.86784" calcext:value-type="float">
            <text:p><text:s/>44,0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5.47364" calcext:value-type="float">
            <text:p><text:s/>15 <text:s/></text:p>
          </table:table-cell>
          <table:table-cell table:style-name="ce42" office:value-type="float" office:value="17304.288" calcext:value-type="float">
            <text:p><text:s/>17,3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9.69612" calcext:value-type="float">
            <text:p><text:s/>10 <text:s/></text:p>
          </table:table-cell>
          <table:table-cell table:style-name="ce46" office:value-type="float" office:value="40425.792" calcext:value-type="float">
            <text:p><text:s/>40,42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2032.61108" calcext:value-type="float">
            <text:p><text:s/>12,033 <text:s/></text:p>
          </table:table-cell>
          <table:table-cell table:style-name="ce42" office:value-type="float" office:value="225773.3952" calcext:value-type="float">
            <text:p><text:s/>225,7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0653.36804" calcext:value-type="float">
            <text:p><text:s/>10,653 <text:s/></text:p>
          </table:table-cell>
          <table:table-cell table:style-name="ce42" office:value-type="float" office:value="22397.0112" calcext:value-type="float">
            <text:p><text:s/>22,3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379.24304" calcext:value-type="float">
            <text:p><text:s/>1,379 <text:s/></text:p>
          </table:table-cell>
          <table:table-cell table:style-name="ce42" office:value-type="float" office:value="203376.384" calcext:value-type="float">
            <text:p><text:s/>203,3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498.96" calcext:value-type="float">
            <text:p>( 499 <text:s/>)</text:p>
          </table:table-cell>
          <table:table-cell table:style-name="ce45" office:value-type="float" office:value="11499.84" calcext:value-type="float">
            <text:p>( 11,50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789.39504" calcext:value-type="float">
            <text:p>( 789 <text:s/>)</text:p>
          </table:table-cell>
          <table:table-cell table:style-name="ce47" office:value-type="float" office:value="141951.552" calcext:value-type="float">
            <text:p>( 141,952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559.53412" calcext:value-type="float">
            <text:p><text:s/>5,560 <text:s/></text:p>
          </table:table-cell>
          <table:table-cell table:style-name="ce42" office:value-type="float" office:value="141750.15072" calcext:value-type="float">
            <text:p><text:s/>141,7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0842.3" calcext:value-type="float">
            <text:p><text:s/>10,84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460.33012" calcext:value-type="float">
            <text:p><text:s/>5,460 <text:s/></text:p>
          </table:table-cell>
          <table:table-cell table:style-name="ce42" office:value-type="float" office:value="114846.43872" calcext:value-type="float">
            <text:p><text:s/>114,8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0842.3" calcext:value-type="float">
            <text:p><text:s/>10,84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99.204" calcext:value-type="float">
            <text:p><text:s/>99 <text:s/></text:p>
          </table:table-cell>
          <table:table-cell table:style-name="ce42" office:value-type="float" office:value="26903.712" calcext:value-type="float">
            <text:p><text:s/>26,9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.168" calcext:value-type="float">
            <text:p>( 0 <text:s/>)</text:p>
          </table:table-cell>
          <table:table-cell table:style-name="ce45" office:value-type="float" office:value="20810.976" calcext:value-type="float">
            <text:p>( 20,81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72.4666" calcext:value-type="float">
            <text:p><text:s/>272 <text:s/></text:p>
          </table:table-cell>
          <table:table-cell table:style-name="ce42" office:value-type="float" office:value="29240.928" calcext:value-type="float">
            <text:p><text:s/>29,2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226.26912" calcext:value-type="float">
            <text:p><text:s/>226 <text:s/></text:p>
          </table:table-cell>
          <table:table-cell table:style-name="ce46" office:value-type="float" office:value="2123.328" calcext:value-type="float">
            <text:p><text:s/>2,12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5754.48384" calcext:value-type="float">
            <text:p><text:s/>5,754 <text:s/></text:p>
          </table:table-cell>
          <table:table-cell table:style-name="ce42" office:value-type="float" office:value="8717.1456" calcext:value-type="float">
            <text:p><text:s/>8,7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5546.961" calcext:value-type="float">
            <text:p>( 5,547 <text:s/>)</text:p>
          </table:table-cell>
          <table:table-cell table:style-name="ce45" office:value-type="float" office:value="5873.088" calcext:value-type="float">
            <text:p>( 5,87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950.98064" calcext:value-type="float">
            <text:p><text:s/>1,951 <text:s/></text:p>
          </table:table-cell>
          <table:table-cell table:style-name="ce42" office:value-type="float" office:value="8258.304" calcext:value-type="float">
            <text:p><text:s/>8,2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39.33804" calcext:value-type="float">
            <text:p><text:s/>39 <text:s/></text:p>
          </table:table-cell>
          <table:table-cell table:style-name="ce42" office:value-type="float" office:value="3552.288" calcext:value-type="float">
            <text:p><text:s/>3,5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467.6211120252" calcext:value-type="float">
            <text:p><text:s/>468 <text:s/></text:p>
          </table:table-cell>
          <table:table-cell table:style-name="ce42" office:value-type="float" office:value="3936.9024" calcext:value-type="float">
            <text:p><text:s/>3,9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1171.34136" calcext:value-type="float">
            <text:p><text:s/>1,171 <text:s/></text:p>
          </table:table-cell>
          <table:table-cell table:style-name="ce42" office:value-type="float" office:value="16792.128" calcext:value-type="float">
            <text:p><text:s/>16,7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2112.06656" calcext:value-type="float">
            <text:p><text:s/>42,11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930741.16764" calcext:value-type="float">
            <text:p><text:s/>3,930,741 <text:s/></text:p>
          </table:table-cell>
          <table:table-cell table:style-name="ce42" office:value-type="float" office:value="38587.9152" calcext:value-type="float">
            <text:p><text:s/>38,5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900770.80764" calcext:value-type="float">
            <text:p><text:s/>3,900,77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17883.6" calcext:value-type="float">
            <text:p><text:s/>17,88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2086.76" calcext:value-type="float">
            <text:p><text:s/>12,087 <text:s/></text:p>
          </table:table-cell>
          <table:table-cell table:style-name="ce42" office:value-type="float" office:value="38587.9152" calcext:value-type="float">
            <text:p><text:s/>38,5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451998.15864" calcext:value-type="float">
            <text:p><text:s/>451,998 <text:s/></text:p>
          </table:table-cell>
          <table:table-cell table:style-name="ce42" office:value-type="float" office:value="23881.7184" calcext:value-type="float">
            <text:p><text:s/>23,8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57961.87068" calcext:value-type="float">
            <text:p><text:s/>57,962 <text:s/></text:p>
          </table:table-cell>
          <table:table-cell table:style-name="ce42" office:value-type="float" office:value="1417.44" calcext:value-type="float">
            <text:p><text:s/>1,4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94036.28796" calcext:value-type="float">
            <text:p><text:s/>394,036 <text:s/></text:p>
          </table:table-cell>
          <table:table-cell table:style-name="ce43" office:value-type="float" office:value="22464.2784" calcext:value-type="float">
            <text:p><text:s/>22,46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68867.09584" calcext:value-type="float">
            <text:p><text:s/>268,867 <text:s/></text:p>
          </table:table-cell>
          <table:table-cell table:style-name="ce42" office:value-type="float" office:value="211983.64992" calcext:value-type="float">
            <text:p><text:s/>211,9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style-name="ce42" office:value-type="float" office:value="40755.03348" calcext:value-type="float">
            <text:p><text:s/>40,755 <text:s/></text:p>
          </table:table-cell>
          <table:table-cell table:style-name="ce42" office:value-type="float" office:value="153850.704" calcext:value-type="float">
            <text:p><text:s/>153,8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798.18732" calcext:value-type="float">
            <text:p><text:s/>798 <text:s/></text:p>
          </table:table-cell>
          <table:table-cell table:style-name="ce42" office:value-type="float" office:value="5970.576" calcext:value-type="float">
            <text:p><text:s/>5,9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7607.3912" calcext:value-type="float">
            <text:p><text:s/>17,607 <text:s/></text:p>
          </table:table-cell>
          <table:table-cell table:style-name="ce42" office:value-type="float" office:value="3662.4" calcext:value-type="float">
            <text:p><text:s/>3,6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43.0226" calcext:value-type="float">
            <text:p><text:s/>143 <text:s/></text:p>
          </table:table-cell>
          <table:table-cell table:style-name="ce42" office:value-type="float" office:value="81.024" calcext:value-type="float">
            <text:p><text:s/>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550.64" calcext:value-type="float">
            <text:p><text:s/>1,551 <text:s/></text:p>
          </table:table-cell>
          <table:table-cell table:style-name="ce42" office:value-type="float" office:value="-0.0192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42.44268" calcext:value-type="float">
            <text:p><text:s/>42 <text:s/></text:p>
          </table:table-cell>
          <table:table-cell table:style-name="ce42" office:value-type="float" office:value="8.64" calcext:value-type="float">
            <text:p><text:s/>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style-name="ce42" office:value-type="float" office:value="1059.12828" calcext:value-type="float">
            <text:p><text:s/>1,059 <text:s/></text:p>
          </table:table-cell>
          <table:table-cell table:style-name="ce42" office:value-type="float" office:value="835.2" calcext:value-type="float">
            <text:p><text:s/>8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5874.4686" calcext:value-type="float">
            <text:p><text:s/>5,874 <text:s/></text:p>
          </table:table-cell>
          <table:table-cell table:style-name="ce42" office:value-type="float" office:value="9017.61792" calcext:value-type="float">
            <text:p><text:s/>9,0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58197.50996" calcext:value-type="float">
            <text:p><text:s/>158,198 <text:s/></text:p>
          </table:table-cell>
          <table:table-cell table:style-name="ce42" office:value-type="float" office:value="2762.112" calcext:value-type="float">
            <text:p><text:s/>2,7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2839.27172" calcext:value-type="float">
            <text:p><text:s/>42,839 <text:s/></text:p>
          </table:table-cell>
          <table:table-cell table:style-name="ce43" office:value-type="float" office:value="35795.3952" calcext:value-type="float">
            <text:p><text:s/>35,79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9.9" calcext:value-type="float">
            <text:p><text:s/>1,360 <text:s/></text:p>
          </table:table-cell>
          <table:table-cell table:style-name="ce42" office:value-type="float" office:value="529270.73664" calcext:value-type="float">
            <text:p><text:s/>529,271 <text:s/></text:p>
          </table:table-cell>
          <table:table-cell table:style-name="ce42" office:value-type="float" office:value="469439.44" calcext:value-type="float">
            <text:p><text:s/>469,439 <text:s/></text:p>
          </table:table-cell>
          <table:table-cell table:style-name="ce42" office:value-type="float" office:value="1297699.77418354" calcext:value-type="float">
            <text:p><text:s/>1,297,700 <text:s/></text:p>
          </table:table-cell>
          <table:table-cell table:style-name="ce42" office:value-type="float" office:value="101462.4" calcext:value-type="float">
            <text:p><text:s/>101,462 <text:s/></text:p>
          </table:table-cell>
          <table:table-cell table:style-name="ce42" office:value-type="float" office:value="29639.8512" calcext:value-type="float">
            <text:p><text:s/>29,640 <text:s/></text:p>
          </table:table-cell>
          <table:table-cell table:style-name="ce42" office:value-type="float" office:value="1036843.722537" calcext:value-type="float">
            <text:p><text:s/>1,036,84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9.9" calcext:value-type="float">
            <text:p><text:s/>1,360 <text:s/></text:p>
          </table:table-cell>
          <table:table-cell table:style-name="ce42" office:value-type="float" office:value="529270.73664" calcext:value-type="float">
            <text:p><text:s/>529,271 <text:s/></text:p>
          </table:table-cell>
          <table:table-cell table:style-name="ce42" office:value-type="float" office:value="469439.44" calcext:value-type="float">
            <text:p><text:s/>469,439 <text:s/></text:p>
          </table:table-cell>
          <table:table-cell table:style-name="ce42" office:value-type="float" office:value="1297699.77418354" calcext:value-type="float">
            <text:p><text:s/>1,297,700 <text:s/></text:p>
          </table:table-cell>
          <table:table-cell table:style-name="ce42" office:value-type="float" office:value="101462.4" calcext:value-type="float">
            <text:p><text:s/>101,462 <text:s/></text:p>
          </table:table-cell>
          <table:table-cell table:style-name="ce42" office:value-type="float" office:value="29639.8512" calcext:value-type="float">
            <text:p><text:s/>29,640 <text:s/></text:p>
          </table:table-cell>
          <table:table-cell table:style-name="ce42" office:value-type="float" office:value="1036843.722537" calcext:value-type="float">
            <text:p><text:s/>1,036,84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73646.722737312" calcext:value-type="float">
            <text:p><text:s/>373,647 <text:s/></text:p>
          </table:table-cell>
          <table:table-cell table:style-name="ce42" office:value-type="float" office:value="6724023.64369569" calcext:value-type="float">
            <text:p><text:s/>6,724,0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8565.323782" calcext:value-type="float">
            <text:p><text:s/>278,565 <text:s/></text:p>
          </table:table-cell>
          <table:table-cell table:style-name="ce42" office:value-type="float" office:value="47848.431549" calcext:value-type="float">
            <text:p><text:s/>47,848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33646.297929312" calcext:value-type="float">
            <text:p><text:s/>333,646 <text:s/></text:p>
          </table:table-cell>
          <table:table-cell table:style-name="ce42" office:value-type="float" office:value="6416990.62707069" calcext:value-type="float">
            <text:p><text:s/>6,416,9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style-name="ce42" office:value-type="float" office:value="35776.899315" calcext:value-type="float">
            <text:p><text:s/>35,777 <text:s/></text:p>
          </table:table-cell>
          <table:table-cell table:style-name="ce42" office:value-type="float" office:value="7806.315897" calcext:value-type="float">
            <text:p><text:s/>7,8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277.113662" calcext:value-type="float">
            <text:p><text:s/>37,2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223.525493" calcext:value-type="float">
            <text:p><text:s/>4,224 <text:s/></text:p>
          </table:table-cell>
          <table:table-cell table:style-name="ce42" office:value-type="float" office:value="261949.587066" calcext:value-type="float">
            <text:p><text:s/>261,9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8565.323782" calcext:value-type="float">
            <text:p><text:s/>278,565 <text:s/></text:p>
          </table:table-cell>
          <table:table-cell table:style-name="ce42" office:value-type="float" office:value="47848.431549" calcext:value-type="float">
            <text:p><text:s/>47,848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1391.831114" calcext:value-type="float">
            <text:p><text:s/>1,392 <text:s/></text:p>
          </table:table-cell>
          <table:table-cell table:style-name="ce42" office:value-type="float" office:value="1478412.575677" calcext:value-type="float">
            <text:p><text:s/>1,478,4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2417.916766" calcext:value-type="float">
            <text:p><text:s/>332,418 <text:s/></text:p>
          </table:table-cell>
          <table:table-cell table:style-name="ce42" office:value-type="float" office:value="20048.840112" calcext:value-type="float">
            <text:p><text:s/>20,049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1391.831114" calcext:value-type="float">
            <text:p><text:s/>1,392 <text:s/></text:p>
          </table:table-cell>
          <table:table-cell table:style-name="ce43" office:value-type="float" office:value="1478412.575677" calcext:value-type="float">
            <text:p><text:s/>1,478,41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32417.916766" calcext:value-type="float">
            <text:p><text:s/>332,418 <text:s/></text:p>
          </table:table-cell>
          <table:table-cell table:style-name="ce43" office:value-type="float" office:value="20048.840112" calcext:value-type="float">
            <text:p><text:s/>20,049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58069.4568" calcext:value-type="float">
            <text:p><text:s/>158,06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12488.69062812" calcext:value-type="float">
            <text:p><text:s/>1,512,489 <text:s/></text:p>
          </table:table-cell>
          <table:table-cell table:style-name="ce41" office:value-type="float" office:value="157502.374907421" calcext:value-type="float">
            <text:p><text:s/>157,502 <text:s/></text:p>
          </table:table-cell>
          <table:table-cell table:style-name="ce41" office:value-type="float" office:value="151054.677996" calcext:value-type="float">
            <text:p><text:s/>151,055 <text:s/></text:p>
          </table:table-cell>
          <table:table-cell table:style-name="ce41" office:value-type="float" office:value="50.568" calcext:value-type="float">
            <text:p><text:s/>51 <text:s/></text:p>
          </table:table-cell>
          <table:table-cell table:style-name="ce41" office:value-type="float" office:value="6397.128911421" calcext:value-type="float">
            <text:p><text:s/>6,397 <text:s/></text:p>
          </table:table-cell>
          <table:table-cell table:style-name="ce41" office:value-type="float" office:value="1354986.3157207" calcext:value-type="float">
            <text:p><text:s/>1,354,98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0187706.069778" calcext:value-type="float">
            <text:p><text:s/>20,187,7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187706.069778" calcext:value-type="float">
            <text:p><text:s/>20,187,706 <text:s/></text:p>
          </table:table-cell>
          <table:table-cell table:number-columns-repeated="2" table:style-name="ce42" office:value-type="float" office:value="7999.929475" calcext:value-type="float">
            <text:p><text:s/>8,000 <text:s/></text:p>
          </table:table-cell>
          <table:table-cell table:style-name="ce42" office:value-type="float" office:value="7936.283575" calcext:value-type="float">
            <text:p><text:s/>7,936 <text:s/></text:p>
          </table:table-cell>
          <table:table-cell table:style-name="ce42" office:value-type="float" office:value="63.6459" calcext:value-type="float">
            <text:p><text:s/>6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75825.030413004" calcext:value-type="float">
            <text:p><text:s/>275,825 <text:s/></text:p>
          </table:table-cell>
          <table:table-cell table:style-name="ce42" office:value-type="float" office:value="120227.1745" calcext:value-type="float">
            <text:p><text:s/>120,227 <text:s/></text:p>
          </table:table-cell>
          <table:table-cell table:style-name="ce42" office:value-type="float" office:value="155597.855913004" calcext:value-type="float">
            <text:p><text:s/>155,598 <text:s/></text:p>
          </table:table-cell>
          <table:table-cell table:number-columns-repeated="2" table:style-name="ce42" office:value-type="float" office:value="1.50345" calcext:value-type="float">
            <text:p><text:s/>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.50345" calcext:value-type="float">
            <text:p><text:s/>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0069950.496165" calcext:value-type="float">
            <text:p><text:s/>20,069,950 <text:s/></text:p>
          </table:table-cell>
          <table:table-cell table:style-name="ce43" office:value-type="float" office:value="37842.2823" calcext:value-type="float">
            <text:p><text:s/>37,842 <text:s/></text:p>
          </table:table-cell>
          <table:table-cell table:style-name="ce43" office:value-type="float" office:value="20032108.213865" calcext:value-type="float">
            <text:p><text:s/>20,032,108 <text:s/></text:p>
          </table:table-cell>
          <table:table-cell table:style-name="ce43" office:value-type="float" office:value="1520487.11665312" calcext:value-type="float">
            <text:p><text:s/>1,520,487 <text:s/></text:p>
          </table:table-cell>
          <table:table-cell table:style-name="ce43" office:value-type="float" office:value="165500.800932421" calcext:value-type="float">
            <text:p><text:s/>165,501 <text:s/></text:p>
          </table:table-cell>
          <table:table-cell table:style-name="ce43" office:value-type="float" office:value="158990.961571" calcext:value-type="float">
            <text:p><text:s/>158,991 <text:s/></text:p>
          </table:table-cell>
          <table:table-cell table:style-name="ce43" office:value-type="float" office:value="112.71045" calcext:value-type="float">
            <text:p><text:s/>113 <text:s/></text:p>
          </table:table-cell>
          <table:table-cell table:style-name="ce43" office:value-type="float" office:value="6397.128911421" calcext:value-type="float">
            <text:p><text:s/>6,397 <text:s/></text:p>
          </table:table-cell>
          <table:table-cell table:style-name="ce43" office:value-type="float" office:value="1354986.3157207" calcext:value-type="float">
            <text:p><text:s/>1,354,98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1433899.593165" calcext:value-type="float">
            <text:p><text:s/>21,433,9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433899.593165" calcext:value-type="float">
            <text:p><text:s/>21,433,900 <text:s/></text:p>
          </table:table-cell>
          <table:table-cell table:number-columns-repeated="2" table:style-name="ce42" office:value-type="float" office:value="112.81635" calcext:value-type="float">
            <text:p><text:s/>1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.81635" calcext:value-type="float">
            <text:p><text:s/>1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24973.0472000003" calcext:value-type="float">
            <text:p><text:s/>-24,973 <text:s/></text:p>
          </table:table-cell>
          <table:table-cell table:style-name="ce43" office:value-type="float" office:value="565.8928" calcext:value-type="float">
            <text:p><text:s/>566 <text:s/></text:p>
          </table:table-cell>
          <table:table-cell table:style-name="ce43" office:value-type="float" office:value="-25538.9400000003" calcext:value-type="float">
            <text:p><text:s/>-25,539 <text:s/></text:p>
          </table:table-cell>
          <table:table-cell table:style-name="ce43" office:value-type="float" office:value="-0.105900000007" calcext:value-type="float">
            <text:p><text:s/>-0 <text:s/></text:p>
          </table:table-cell>
          <table:table-cell table:style-name="ce43" office:value-type="float" office:value="-0.105899999998" calcext:value-type="float">
            <text:p><text:s/>-0 <text:s/></text:p>
          </table:table-cell>
          <table:table-cell table:style-name="ce43" office:value-type="float" office:value="0.000000000002" calcext:value-type="float">
            <text:p><text:s/>0 <text:s/></text:p>
          </table:table-cell>
          <table:table-cell table:style-name="ce43" office:value-type="float" office:value="-0.1059" calcext:value-type="float">
            <text:p><text:s/>-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09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6033198.0204555" calcext:value-type="float">
            <text:p><text:s/>16,033,198 <text:s/></text:p>
          </table:table-cell>
          <table:table-cell table:style-name="ce42" office:value-type="float" office:value="560.640331472" calcext:value-type="float">
            <text:p><text:s/>561 <text:s/></text:p>
          </table:table-cell>
          <table:table-cell table:style-name="ce42" office:value-type="float" office:value="16032637.3801241" calcext:value-type="float">
            <text:p><text:s/>16,032,637 <text:s/></text:p>
          </table:table-cell>
          <table:table-cell table:style-name="ce42" office:value-type="float" office:value="1126977.2344952" calcext:value-type="float">
            <text:p><text:s/>1,126,977 <text:s/></text:p>
          </table:table-cell>
          <table:table-cell table:style-name="ce42" office:value-type="float" office:value="47740.9858076911" calcext:value-type="float">
            <text:p><text:s/>47,741 <text:s/></text:p>
          </table:table-cell>
          <table:table-cell table:style-name="ce42" office:value-type="float" office:value="42011.5954032962" calcext:value-type="float">
            <text:p><text:s/>42,0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29.39040439491" calcext:value-type="float">
            <text:p><text:s/>5,729 <text:s/></text:p>
          </table:table-cell>
          <table:table-cell table:style-name="ce42" office:value-type="float" office:value="1079236.24868751" calcext:value-type="float">
            <text:p><text:s/>1,079,2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66602.3004" calcext:value-type="float">
            <text:p><text:s/>66,6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6602.3004" calcext:value-type="float">
            <text:p><text:s/>66,6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5882935.4" calcext:value-type="float">
            <text:p><text:s/>15,882,9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82935.4" calcext:value-type="float">
            <text:p><text:s/>15,882,9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715.060459408" calcext:value-type="float">
            <text:p><text:s/>5,71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15.060459408" calcext:value-type="float">
            <text:p><text:s/>5,7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468.9435" calcext:value-type="float">
            <text:p><text:s/>33,4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468.9435" calcext:value-type="float">
            <text:p><text:s/>33,46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3660.320055543" calcext:value-type="float">
            <text:p><text:s/>83,660 <text:s/></text:p>
          </table:table-cell>
          <table:table-cell table:style-name="ce43" office:value-type="float" office:value="560.640331472" calcext:value-type="float">
            <text:p><text:s/>561 <text:s/></text:p>
          </table:table-cell>
          <table:table-cell table:style-name="ce43" office:value-type="float" office:value="83099.679724071" calcext:value-type="float">
            <text:p><text:s/>83,100 <text:s/></text:p>
          </table:table-cell>
          <table:table-cell table:style-name="ce43" office:value-type="float" office:value="1087793.2305358" calcext:value-type="float">
            <text:p><text:s/>1,087,793 <text:s/></text:p>
          </table:table-cell>
          <table:table-cell table:style-name="ce43" office:value-type="float" office:value="42025.9253482831" calcext:value-type="float">
            <text:p><text:s/>42,026 <text:s/></text:p>
          </table:table-cell>
          <table:table-cell table:style-name="ce43" office:value-type="float" office:value="42011.5954032962" calcext:value-type="float">
            <text:p><text:s/>42,01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4.329944986913" calcext:value-type="float">
            <text:p><text:s/>14 <text:s/></text:p>
          </table:table-cell>
          <table:table-cell table:style-name="ce43" office:value-type="float" office:value="1045767.30518751" calcext:value-type="float">
            <text:p><text:s/>1,045,76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1606761.9754" calcext:value-type="float">
            <text:p><text:s/>21,606,762 <text:s/></text:p>
          </table:table-cell>
          <table:table-cell table:style-name="ce42" office:value-type="float" office:value="1401791.3793" calcext:value-type="float">
            <text:p><text:s/>1,401,791 <text:s/></text:p>
          </table:table-cell>
          <table:table-cell table:style-name="ce42" office:value-type="float" office:value="20204970.5961" calcext:value-type="float">
            <text:p><text:s/>20,204,9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1606761.9754" calcext:value-type="float">
            <text:p><text:s/>21,606,762 <text:s/></text:p>
          </table:table-cell>
          <table:table-cell table:style-name="ce43" office:value-type="float" office:value="1401791.3793" calcext:value-type="float">
            <text:p><text:s/>1,401,791 <text:s/></text:p>
          </table:table-cell>
          <table:table-cell table:style-name="ce43" office:value-type="float" office:value="20204970.5961" calcext:value-type="float">
            <text:p><text:s/>20,204,97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41759.915711661" calcext:value-type="float">
            <text:p><text:s/>341,760 <text:s/></text:p>
          </table:table-cell>
          <table:table-cell table:style-name="ce42" office:value-type="float" office:value="1462.9152" calcext:value-type="float">
            <text:p><text:s/>1,463 <text:s/></text:p>
          </table:table-cell>
          <table:table-cell table:style-name="ce42" office:value-type="float" office:value="340297.000511661" calcext:value-type="float">
            <text:p><text:s/>340,2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41135.562811661" calcext:value-type="float">
            <text:p><text:s/>341,136 <text:s/></text:p>
          </table:table-cell>
          <table:table-cell table:style-name="ce42" office:value-type="float" office:value="838.5992" calcext:value-type="float">
            <text:p><text:s/>839 <text:s/></text:p>
          </table:table-cell>
          <table:table-cell table:style-name="ce42" office:value-type="float" office:value="340296.963611661" calcext:value-type="float">
            <text:p><text:s/>340,2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72.3784" calcext:value-type="float">
            <text:p><text:s/>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551.9745" calcext:value-type="float">
            <text:p><text:s/>552 <text:s/></text:p>
          </table:table-cell>
          <table:table-cell table:style-name="ce43" office:value-type="float" office:value="551.9376" calcext:value-type="float">
            <text:p><text:s/>552 <text:s/></text:p>
          </table:table-cell>
          <table:table-cell table:style-name="ce43" office:value-type="float" office:value="0.0369" calcext:value-type="float">
            <text:p><text:s/>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892827.9894328" calcext:value-type="float">
            <text:p><text:s/>3,892,828 <text:s/></text:p>
          </table:table-cell>
          <table:table-cell table:style-name="ce44" office:value-type="float" office:value="1437044.21326853" calcext:value-type="float">
            <text:p><text:s/>1,437,044 <text:s/></text:p>
          </table:table-cell>
          <table:table-cell table:style-name="ce44" office:value-type="float" office:value="2455783.77616427" calcext:value-type="float">
            <text:p><text:s/>2,455,784 <text:s/></text:p>
          </table:table-cell>
          <table:table-cell table:style-name="ce44" office:value-type="float" office:value="393397.171707917" calcext:value-type="float">
            <text:p><text:s/>393,397 <text:s/></text:p>
          </table:table-cell>
          <table:table-cell table:style-name="ce44" office:value-type="float" office:value="117647.10467473" calcext:value-type="float">
            <text:p><text:s/>117,647 <text:s/></text:p>
          </table:table-cell>
          <table:table-cell table:style-name="ce44" office:value-type="float" office:value="116979.366167704" calcext:value-type="float">
            <text:p><text:s/>116,97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67.738507026087" calcext:value-type="float">
            <text:p><text:s/>668 <text:s/></text:p>
          </table:table-cell>
          <table:table-cell table:style-name="ce44" office:value-type="float" office:value="275750.067033187" calcext:value-type="float">
            <text:p><text:s/>275,75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892827.9894328" calcext:value-type="float">
            <text:p><text:s/>3,892,828 <text:s/></text:p>
          </table:table-cell>
          <table:table-cell table:style-name="ce44" office:value-type="float" office:value="1437044.21326853" calcext:value-type="float">
            <text:p><text:s/>1,437,044 <text:s/></text:p>
          </table:table-cell>
          <table:table-cell table:style-name="ce44" office:value-type="float" office:value="2455783.77616427" calcext:value-type="float">
            <text:p><text:s/>2,455,784 <text:s/></text:p>
          </table:table-cell>
          <table:table-cell table:style-name="ce44" office:value-type="float" office:value="393397.171707917" calcext:value-type="float">
            <text:p><text:s/>393,397 <text:s/></text:p>
          </table:table-cell>
          <table:table-cell table:style-name="ce44" office:value-type="float" office:value="117647.10467473" calcext:value-type="float">
            <text:p><text:s/>117,647 <text:s/></text:p>
          </table:table-cell>
          <table:table-cell table:style-name="ce44" office:value-type="float" office:value="116979.366167704" calcext:value-type="float">
            <text:p><text:s/>116,97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67.738507026087" calcext:value-type="float">
            <text:p><text:s/>668 <text:s/></text:p>
          </table:table-cell>
          <table:table-cell table:style-name="ce44" office:value-type="float" office:value="275750.067033187" calcext:value-type="float">
            <text:p><text:s/>275,7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769398.0977328" calcext:value-type="float">
            <text:p><text:s/>2,769,398 <text:s/></text:p>
          </table:table-cell>
          <table:table-cell table:style-name="ce42" office:value-type="float" office:value="485374.566868528" calcext:value-type="float">
            <text:p><text:s/>485,375 <text:s/></text:p>
          </table:table-cell>
          <table:table-cell table:style-name="ce42" office:value-type="float" office:value="2284023.53086427" calcext:value-type="float">
            <text:p><text:s/>2,284,024 <text:s/></text:p>
          </table:table-cell>
          <table:table-cell table:style-name="ce42" office:value-type="float" office:value="393397.171707917" calcext:value-type="float">
            <text:p><text:s/>393,397 <text:s/></text:p>
          </table:table-cell>
          <table:table-cell table:style-name="ce42" office:value-type="float" office:value="117647.10467473" calcext:value-type="float">
            <text:p><text:s/>117,647 <text:s/></text:p>
          </table:table-cell>
          <table:table-cell table:style-name="ce42" office:value-type="float" office:value="116979.366167704" calcext:value-type="float">
            <text:p><text:s/>116,9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67.738507026087" calcext:value-type="float">
            <text:p><text:s/>668 <text:s/></text:p>
          </table:table-cell>
          <table:table-cell table:style-name="ce42" office:value-type="float" office:value="275750.067033187" calcext:value-type="float">
            <text:p><text:s/>275,7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19646.474268528" calcext:value-type="float">
            <text:p><text:s/>119,646 <text:s/></text:p>
          </table:table-cell>
          <table:table-cell table:style-name="ce42" office:value-type="float" office:value="43791.722068528" calcext:value-type="float">
            <text:p><text:s/>43,792 <text:s/></text:p>
          </table:table-cell>
          <table:table-cell table:style-name="ce42" office:value-type="float" office:value="75854.7522" calcext:value-type="float">
            <text:p><text:s/>75,855 <text:s/></text:p>
          </table:table-cell>
          <table:table-cell table:number-columns-repeated="3" table:style-name="ce42" office:value-type="float" office:value="15353.2364654389" calcext:value-type="float">
            <text:p><text:s/>15,3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15810.6222" calcext:value-type="float">
            <text:p><text:s/>115,811 <text:s/></text:p>
          </table:table-cell>
          <table:table-cell table:style-name="ce42" office:value-type="float" office:value="29572.0192" calcext:value-type="float">
            <text:p><text:s/>29,572 <text:s/></text:p>
          </table:table-cell>
          <table:table-cell table:style-name="ce42" office:value-type="float" office:value="86238.603" calcext:value-type="float">
            <text:p><text:s/>86,2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295.606" calcext:value-type="float">
            <text:p><text:s/>1,296 <text:s/></text:p>
          </table:table-cell>
          <table:table-cell table:style-name="ce42" office:value-type="float" office:value="532.6328" calcext:value-type="float">
            <text:p><text:s/>533 <text:s/></text:p>
          </table:table-cell>
          <table:table-cell table:style-name="ce42" office:value-type="float" office:value="762.9732" calcext:value-type="float">
            <text:p><text:s/>7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947.6398" calcext:value-type="float">
            <text:p><text:s/>3,948 <text:s/></text:p>
          </table:table-cell>
          <table:table-cell table:style-name="ce42" office:value-type="float" office:value="1807.8232" calcext:value-type="float">
            <text:p><text:s/>1,808 <text:s/></text:p>
          </table:table-cell>
          <table:table-cell table:style-name="ce42" office:value-type="float" office:value="2139.8166" calcext:value-type="float">
            <text:p><text:s/>2,1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9831.1456" calcext:value-type="float">
            <text:p><text:s/>39,831 <text:s/></text:p>
          </table:table-cell>
          <table:table-cell table:style-name="ce42" office:value-type="float" office:value="9489.1576" calcext:value-type="float">
            <text:p><text:s/>9,489 <text:s/></text:p>
          </table:table-cell>
          <table:table-cell table:style-name="ce42" office:value-type="float" office:value="30341.988" calcext:value-type="float">
            <text:p><text:s/>30,342 <text:s/></text:p>
          </table:table-cell>
          <table:table-cell table:style-name="ce42" office:value-type="float" office:value="119101.224215649" calcext:value-type="float">
            <text:p><text:s/>119,101 <text:s/></text:p>
          </table:table-cell>
          <table:table-cell table:number-columns-repeated="2" table:style-name="ce42" office:value-type="float" office:value="101609.890069254" calcext:value-type="float">
            <text:p><text:s/>101,6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491.3341463944" calcext:value-type="float">
            <text:p><text:s/>17,4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614.3882" calcext:value-type="float">
            <text:p><text:s/>4,614 <text:s/></text:p>
          </table:table-cell>
          <table:table-cell table:style-name="ce42" office:value-type="float" office:value="1563.1416" calcext:value-type="float">
            <text:p><text:s/>1,563 <text:s/></text:p>
          </table:table-cell>
          <table:table-cell table:style-name="ce42" office:value-type="float" office:value="3051.2466" calcext:value-type="float">
            <text:p><text:s/>3,0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80181.944972861" calcext:value-type="float">
            <text:p><text:s/>780,182 <text:s/></text:p>
          </table:table-cell>
          <table:table-cell table:style-name="ce42" office:value-type="float" office:value="49190.4768" calcext:value-type="float">
            <text:p><text:s/>49,190 <text:s/></text:p>
          </table:table-cell>
          <table:table-cell table:style-name="ce42" office:value-type="float" office:value="730991.468172861" calcext:value-type="float">
            <text:p><text:s/>730,991 <text:s/></text:p>
          </table:table-cell>
          <table:table-cell table:style-name="ce42" office:value-type="float" office:value="695.802075833482" calcext:value-type="float">
            <text:p><text:s/>696 <text:s/></text:p>
          </table:table-cell>
          <table:table-cell table:style-name="ce42" office:value-type="float" office:value="683.978140036935" calcext:value-type="float">
            <text:p><text:s/>684 <text:s/></text:p>
          </table:table-cell>
          <table:table-cell table:style-name="ce42" office:value-type="float" office:value="16.239633010848" calcext:value-type="float">
            <text:p><text:s/>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67.738507026087" calcext:value-type="float">
            <text:p><text:s/>668 <text:s/></text:p>
          </table:table-cell>
          <table:table-cell table:style-name="ce42" office:value-type="float" office:value="11.823935796547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57648.599976259" calcext:value-type="float">
            <text:p><text:s/>557,649 <text:s/></text:p>
          </table:table-cell>
          <table:table-cell table:style-name="ce42" office:value-type="float" office:value="9568.6872" calcext:value-type="float">
            <text:p><text:s/>9,569 <text:s/></text:p>
          </table:table-cell>
          <table:table-cell table:style-name="ce42" office:value-type="float" office:value="548079.912776259" calcext:value-type="float">
            <text:p><text:s/>548,080 <text:s/></text:p>
          </table:table-cell>
          <table:table-cell table:number-columns-repeated="2" table:style-name="ce42" office:value-type="float" office:value="667.738507026087" calcext:value-type="float">
            <text:p><text:s/>66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7.738507026087" calcext:value-type="float">
            <text:p><text:s/>6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04138.82681349" calcext:value-type="float">
            <text:p>( 104,139 <text:s/>)</text:p>
          </table:table-cell>
          <table:table-cell table:style-name="ce45" office:value-type="float" office:value="7070.1736" calcext:value-type="float">
            <text:p>( 7,070 <text:s/>)</text:p>
          </table:table-cell>
          <table:table-cell table:style-name="ce45" office:value-type="float" office:value="97068.65321349" calcext:value-type="float">
            <text:p>( 97,06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453264.744862769" calcext:value-type="float">
            <text:p>( 453,265 <text:s/>)</text:p>
          </table:table-cell>
          <table:table-cell table:style-name="ce45" office:value-type="float" office:value="2474.9024" calcext:value-type="float">
            <text:p>( 2,475 <text:s/>)</text:p>
          </table:table-cell>
          <table:table-cell table:style-name="ce45" office:value-type="float" office:value="450789.842462769" calcext:value-type="float">
            <text:p>( 450,790 <text:s/>)</text:p>
          </table:table-cell>
          <table:table-cell table:number-columns-repeated="2" table:style-name="ce45" office:value-type="float" office:value="667.738507026087" calcext:value-type="float">
            <text:p>( 668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67.738507026087" calcext:value-type="float">
            <text:p>( 668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245.0283" calcext:value-type="float">
            <text:p>( 245 <text:s/>)</text:p>
          </table:table-cell>
          <table:table-cell table:style-name="ce45" office:value-type="float" office:value="23.6112" calcext:value-type="float">
            <text:p>( 24 <text:s/>)</text:p>
          </table:table-cell>
          <table:table-cell table:style-name="ce45" office:value-type="float" office:value="221.4171" calcext:value-type="float">
            <text:p>( 22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4154.2003" calcext:value-type="float">
            <text:p><text:s/>54,154 <text:s/></text:p>
          </table:table-cell>
          <table:table-cell table:style-name="ce42" office:value-type="float" office:value="23548.6608" calcext:value-type="float">
            <text:p><text:s/>23,549 <text:s/></text:p>
          </table:table-cell>
          <table:table-cell table:style-name="ce42" office:value-type="float" office:value="30605.5395" calcext:value-type="float">
            <text:p><text:s/>30,606 <text:s/></text:p>
          </table:table-cell>
          <table:table-cell table:number-columns-repeated="3" table:style-name="ce42" office:value-type="float" office:value="16.239633010848" calcext:value-type="float">
            <text:p><text:s/>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65047.829796602" calcext:value-type="float">
            <text:p><text:s/>165,048 <text:s/></text:p>
          </table:table-cell>
          <table:table-cell table:style-name="ce42" office:value-type="float" office:value="16073.1288" calcext:value-type="float">
            <text:p><text:s/>16,073 <text:s/></text:p>
          </table:table-cell>
          <table:table-cell table:style-name="ce42" office:value-type="float" office:value="148974.700996602" calcext:value-type="float">
            <text:p><text:s/>148,975 <text:s/></text:p>
          </table:table-cell>
          <table:table-cell table:style-name="ce42" office:value-type="float" office:value="11.823935796547" calcext:value-type="float">
            <text:p><text:s/>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.823935796547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3331.3149" calcext:value-type="float">
            <text:p><text:s/>3,331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3331.3149" calcext:value-type="float">
            <text:p><text:s/>3,331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9017.6817" calcext:value-type="float">
            <text:p><text:s/>49,018 <text:s/></text:p>
          </table:table-cell>
          <table:table-cell table:style-name="ce42" office:value-type="float" office:value="19872.3472" calcext:value-type="float">
            <text:p><text:s/>19,872 <text:s/></text:p>
          </table:table-cell>
          <table:table-cell table:style-name="ce42" office:value-type="float" office:value="29145.3345" calcext:value-type="float">
            <text:p><text:s/>29,1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69935.7165" calcext:value-type="float">
            <text:p><text:s/>69,936 <text:s/></text:p>
          </table:table-cell>
          <table:table-cell table:style-name="ce42" office:value-type="float" office:value="5083.0008" calcext:value-type="float">
            <text:p><text:s/>5,083 <text:s/></text:p>
          </table:table-cell>
          <table:table-cell table:style-name="ce42" office:value-type="float" office:value="64852.7157" calcext:value-type="float">
            <text:p><text:s/>64,8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66030.2319" calcext:value-type="float">
            <text:p><text:s/>166,030 <text:s/></text:p>
          </table:table-cell>
          <table:table-cell table:style-name="ce46" office:value-type="float" office:value="13212.4792" calcext:value-type="float">
            <text:p><text:s/>13,212 <text:s/></text:p>
          </table:table-cell>
          <table:table-cell table:style-name="ce46" office:value-type="float" office:value="152817.7527" calcext:value-type="float">
            <text:p><text:s/>152,818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27487.042" calcext:value-type="float">
            <text:p><text:s/>227,487 <text:s/></text:p>
          </table:table-cell>
          <table:table-cell table:style-name="ce42" office:value-type="float" office:value="134970.9264" calcext:value-type="float">
            <text:p><text:s/>134,971 <text:s/></text:p>
          </table:table-cell>
          <table:table-cell table:style-name="ce42" office:value-type="float" office:value="92516.1156" calcext:value-type="float">
            <text:p><text:s/>92,5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869.6457" calcext:value-type="float">
            <text:p><text:s/>1,870 <text:s/></text:p>
          </table:table-cell>
          <table:table-cell table:style-name="ce42" office:value-type="float" office:value="409.3984" calcext:value-type="float">
            <text:p><text:s/>409 <text:s/></text:p>
          </table:table-cell>
          <table:table-cell table:style-name="ce42" office:value-type="float" office:value="1460.2473" calcext:value-type="float">
            <text:p><text:s/>1,4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25617.3963" calcext:value-type="float">
            <text:p><text:s/>225,617 <text:s/></text:p>
          </table:table-cell>
          <table:table-cell table:style-name="ce42" office:value-type="float" office:value="134561.528" calcext:value-type="float">
            <text:p><text:s/>134,562 <text:s/></text:p>
          </table:table-cell>
          <table:table-cell table:style-name="ce42" office:value-type="float" office:value="91055.8683" calcext:value-type="float">
            <text:p><text:s/>91,0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122616.3007" calcext:value-type="float">
            <text:p>( 122,616 <text:s/>)</text:p>
          </table:table-cell>
          <table:table-cell table:style-name="ce45" office:value-type="float" office:value="101235.0304" calcext:value-type="float">
            <text:p>( 101,235 <text:s/>)</text:p>
          </table:table-cell>
          <table:table-cell table:style-name="ce45" office:value-type="float" office:value="21381.2703" calcext:value-type="float">
            <text:p>( 21,38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82225.3818" calcext:value-type="float">
            <text:p>( 82,225 <text:s/>)</text:p>
          </table:table-cell>
          <table:table-cell table:style-name="ce47" office:value-type="float" office:value="30661.3776" calcext:value-type="float">
            <text:p>( 30,661 <text:s/>)</text:p>
          </table:table-cell>
          <table:table-cell table:style-name="ce47" office:value-type="float" office:value="51564.0042" calcext:value-type="float">
            <text:p>( 51,564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13776.754491407" calcext:value-type="float">
            <text:p><text:s/>513,777 <text:s/></text:p>
          </table:table-cell>
          <table:table-cell table:style-name="ce42" office:value-type="float" office:value="28136.9464" calcext:value-type="float">
            <text:p><text:s/>28,137 <text:s/></text:p>
          </table:table-cell>
          <table:table-cell table:style-name="ce42" office:value-type="float" office:value="485639.808091407" calcext:value-type="float">
            <text:p><text:s/>485,6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436917.035591407" calcext:value-type="float">
            <text:p><text:s/>436,917 <text:s/></text:p>
          </table:table-cell>
          <table:table-cell table:style-name="ce42" office:value-type="float" office:value="17029.7128" calcext:value-type="float">
            <text:p><text:s/>17,030 <text:s/></text:p>
          </table:table-cell>
          <table:table-cell table:style-name="ce42" office:value-type="float" office:value="419887.322791407" calcext:value-type="float">
            <text:p><text:s/>419,8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76859.7189" calcext:value-type="float">
            <text:p><text:s/>76,860 <text:s/></text:p>
          </table:table-cell>
          <table:table-cell table:style-name="ce42" office:value-type="float" office:value="11107.2336" calcext:value-type="float">
            <text:p><text:s/>11,107 <text:s/></text:p>
          </table:table-cell>
          <table:table-cell table:style-name="ce42" office:value-type="float" office:value="65752.4853" calcext:value-type="float">
            <text:p><text:s/>65,7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52715.5771" calcext:value-type="float">
            <text:p>( 52,716 <text:s/>)</text:p>
          </table:table-cell>
          <table:table-cell table:style-name="ce45" office:value-type="float" office:value="3415.936" calcext:value-type="float">
            <text:p>( 3,416 <text:s/>)</text:p>
          </table:table-cell>
          <table:table-cell table:style-name="ce45" office:value-type="float" office:value="49299.6411" calcext:value-type="float">
            <text:p>( 49,30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70549.0925" calcext:value-type="float">
            <text:p><text:s/>170,549 <text:s/></text:p>
          </table:table-cell>
          <table:table-cell table:style-name="ce42" office:value-type="float" office:value="18840.12" calcext:value-type="float">
            <text:p><text:s/>18,840 <text:s/></text:p>
          </table:table-cell>
          <table:table-cell table:style-name="ce42" office:value-type="float" office:value="151708.9725" calcext:value-type="float">
            <text:p><text:s/>151,7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876.3498" calcext:value-type="float">
            <text:p><text:s/>5,876 <text:s/></text:p>
          </table:table-cell>
          <table:table-cell table:style-name="ce46" office:value-type="float" office:value="3460.5104" calcext:value-type="float">
            <text:p><text:s/>3,461 <text:s/></text:p>
          </table:table-cell>
          <table:table-cell table:style-name="ce46" office:value-type="float" office:value="2415.8394" calcext:value-type="float">
            <text:p><text:s/>2,416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83816.859" calcext:value-type="float">
            <text:p><text:s/>283,817 <text:s/></text:p>
          </table:table-cell>
          <table:table-cell table:style-name="ce42" office:value-type="float" office:value="103972.2944" calcext:value-type="float">
            <text:p><text:s/>103,972 <text:s/></text:p>
          </table:table-cell>
          <table:table-cell table:style-name="ce42" office:value-type="float" office:value="179844.5646" calcext:value-type="float">
            <text:p><text:s/>179,8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190560.2779" calcext:value-type="float">
            <text:p>( 190,560 <text:s/>)</text:p>
          </table:table-cell>
          <table:table-cell table:style-name="ce45" office:value-type="float" office:value="94458.1744" calcext:value-type="float">
            <text:p>( 94,458 <text:s/>)</text:p>
          </table:table-cell>
          <table:table-cell table:style-name="ce45" office:value-type="float" office:value="96102.1035" calcext:value-type="float">
            <text:p>( 96,10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7623.169" calcext:value-type="float">
            <text:p><text:s/>37,623 <text:s/></text:p>
          </table:table-cell>
          <table:table-cell table:style-name="ce42" office:value-type="float" office:value="16888.2256" calcext:value-type="float">
            <text:p><text:s/>16,888 <text:s/></text:p>
          </table:table-cell>
          <table:table-cell table:style-name="ce42" office:value-type="float" office:value="20734.9434" calcext:value-type="float">
            <text:p><text:s/>20,7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44.0152" calcext:value-type="float">
            <text:p><text:s/>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69598.5727" calcext:value-type="float">
            <text:p><text:s/>169,599 <text:s/></text:p>
          </table:table-cell>
          <table:table-cell table:style-name="ce42" office:value-type="float" office:value="4004.4128" calcext:value-type="float">
            <text:p><text:s/>4,004 <text:s/></text:p>
          </table:table-cell>
          <table:table-cell table:style-name="ce42" office:value-type="float" office:value="165594.1599" calcext:value-type="float">
            <text:p><text:s/>165,5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7631.4501" calcext:value-type="float">
            <text:p><text:s/>7,6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631.4501" calcext:value-type="float">
            <text:p><text:s/>7,631 <text:s/></text:p>
          </table:table-cell>
          <table:table-cell table:style-name="ce42" office:value-type="float" office:value="258246.908950996" calcext:value-type="float">
            <text:p><text:s/>258,2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8246.908950996" calcext:value-type="float">
            <text:p><text:s/>258,2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53.5888" calcext:value-type="float">
            <text:p><text:s/>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2629.753" calcext:value-type="float">
            <text:p><text:s/>2,630 <text:s/></text:p>
          </table:table-cell>
          <table:table-cell table:style-name="ce43" office:value-type="float" office:value="888.7264" calcext:value-type="float">
            <text:p><text:s/>889 <text:s/></text:p>
          </table:table-cell>
          <table:table-cell table:style-name="ce43" office:value-type="float" office:value="1741.0266" calcext:value-type="float">
            <text:p><text:s/>1,74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920.2695" calcext:value-type="float">
            <text:p><text:s/>3,9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20.2695" calcext:value-type="float">
            <text:p><text:s/>3,9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3920.2695" calcext:value-type="float">
            <text:p><text:s/>3,9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20.2695" calcext:value-type="float">
            <text:p><text:s/>3,9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15767.2996" calcext:value-type="float">
            <text:p><text:s/>415,767 <text:s/></text:p>
          </table:table-cell>
          <table:table-cell table:style-name="ce42" office:value-type="float" office:value="303142.34" calcext:value-type="float">
            <text:p><text:s/>303,142 <text:s/></text:p>
          </table:table-cell>
          <table:table-cell table:style-name="ce42" office:value-type="float" office:value="112624.9596" calcext:value-type="float">
            <text:p><text:s/>112,6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style-name="ce42" office:value-type="float" office:value="29044.05" calcext:value-type="float">
            <text:p><text:s/>29,044 <text:s/></text:p>
          </table:table-cell>
          <table:table-cell table:style-name="ce42" office:value-type="float" office:value="25270.4328" calcext:value-type="float">
            <text:p><text:s/>25,270 <text:s/></text:p>
          </table:table-cell>
          <table:table-cell table:style-name="ce42" office:value-type="float" office:value="3773.6172" calcext:value-type="float">
            <text:p><text:s/>3,7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60197.3372" calcext:value-type="float">
            <text:p><text:s/>260,197 <text:s/></text:p>
          </table:table-cell>
          <table:table-cell table:style-name="ce42" office:value-type="float" office:value="184485.3232" calcext:value-type="float">
            <text:p><text:s/>184,485 <text:s/></text:p>
          </table:table-cell>
          <table:table-cell table:style-name="ce42" office:value-type="float" office:value="75712.014" calcext:value-type="float">
            <text:p><text:s/>75,7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666.9553" calcext:value-type="float">
            <text:p><text:s/>667 <text:s/></text:p>
          </table:table-cell>
          <table:table-cell table:style-name="ce42" office:value-type="float" office:value="583.3984" calcext:value-type="float">
            <text:p><text:s/>583 <text:s/></text:p>
          </table:table-cell>
          <table:table-cell table:style-name="ce42" office:value-type="float" office:value="83.5569" calcext:value-type="float">
            <text:p><text:s/>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62.7792" calcext:value-type="float">
            <text:p><text:s/>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143.42" calcext:value-type="float">
            <text:p><text:s/>1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953.8445" calcext:value-type="float">
            <text:p><text:s/>1,954 <text:s/></text:p>
          </table:table-cell>
          <table:table-cell table:style-name="ce42" office:value-type="float" office:value="1938.0792" calcext:value-type="float">
            <text:p><text:s/>1,938 <text:s/></text:p>
          </table:table-cell>
          <table:table-cell table:style-name="ce42" office:value-type="float" office:value="15.7653" calcext:value-type="float">
            <text:p><text:s/>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style-name="ce42" office:value-type="float" office:value="8537.4267" calcext:value-type="float">
            <text:p><text:s/>8,537 <text:s/></text:p>
          </table:table-cell>
          <table:table-cell table:style-name="ce42" office:value-type="float" office:value="8483.4744" calcext:value-type="float">
            <text:p><text:s/>8,483 <text:s/></text:p>
          </table:table-cell>
          <table:table-cell table:style-name="ce42" office:value-type="float" office:value="53.9523" calcext:value-type="float">
            <text:p><text:s/>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58410.1676" calcext:value-type="float">
            <text:p><text:s/>58,410 <text:s/></text:p>
          </table:table-cell>
          <table:table-cell table:style-name="ce42" office:value-type="float" office:value="46365.6584" calcext:value-type="float">
            <text:p><text:s/>46,366 <text:s/></text:p>
          </table:table-cell>
          <table:table-cell table:style-name="ce42" office:value-type="float" office:value="12044.5092" calcext:value-type="float">
            <text:p><text:s/>12,0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0770.2838" calcext:value-type="float">
            <text:p><text:s/>10,770 <text:s/></text:p>
          </table:table-cell>
          <table:table-cell table:style-name="ce42" office:value-type="float" office:value="7435.2744" calcext:value-type="float">
            <text:p><text:s/>7,435 <text:s/></text:p>
          </table:table-cell>
          <table:table-cell table:style-name="ce42" office:value-type="float" office:value="3335.0094" calcext:value-type="float">
            <text:p><text:s/>3,3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5981.0353" calcext:value-type="float">
            <text:p><text:s/>45,981 <text:s/></text:p>
          </table:table-cell>
          <table:table-cell table:style-name="ce43" office:value-type="float" office:value="28374.5" calcext:value-type="float">
            <text:p><text:s/>28,375 <text:s/></text:p>
          </table:table-cell>
          <table:table-cell table:style-name="ce43" office:value-type="float" office:value="17606.5353" calcext:value-type="float">
            <text:p><text:s/>17,60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03742.3226" calcext:value-type="float">
            <text:p><text:s/>703,742 <text:s/></text:p>
          </table:table-cell>
          <table:table-cell table:style-name="ce44" office:value-type="float" office:value="648527.3064" calcext:value-type="float">
            <text:p><text:s/>648,527 <text:s/></text:p>
          </table:table-cell>
          <table:table-cell table:style-name="ce44" office:value-type="float" office:value="55215.0162" calcext:value-type="float">
            <text:p><text:s/>55,21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92408976.746619" calcext:value-type="float">
            <text:p><text:s/>92,408,977 <text:s/></text:p>
          </table:table-cell>
          <table:table-cell table:style-name="ce42" office:value-type="float" office:value="13344" calcext:value-type="float">
            <text:p><text:s/>13,344 <text:s/></text:p>
          </table:table-cell>
          <table:table-cell table:style-name="ce42" office:value-type="float" office:value="92395632.746619" calcext:value-type="float">
            <text:p><text:s/>92,395,633 <text:s/></text:p>
          </table:table-cell>
          <table:table-cell table:style-name="ce42" office:value-type="float" office:value="3751883.792717" calcext:value-type="float">
            <text:p><text:s/>3,751,884 <text:s/></text:p>
          </table:table-cell>
          <table:table-cell table:style-name="ce42" office:value-type="float" office:value="185280.461741" calcext:value-type="float">
            <text:p><text:s/>185,280 <text:s/></text:p>
          </table:table-cell>
          <table:table-cell table:style-name="ce42" office:value-type="float" office:value="166442.631651" calcext:value-type="float">
            <text:p><text:s/>166,4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837.83009" calcext:value-type="float">
            <text:p><text:s/>18,838 <text:s/></text:p>
          </table:table-cell>
          <table:table-cell table:style-name="ce42" office:value-type="float" office:value="3566603.330976" calcext:value-type="float">
            <text:p><text:s/>3,566,6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1928722.321" calcext:value-type="float">
            <text:p><text:s/>91,928,7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928722.321" calcext:value-type="float">
            <text:p><text:s/>91,928,7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005.323" calcext:value-type="float">
            <text:p><text:s/>44,005 <text:s/></text:p>
          </table:table-cell>
          <table:table-cell table:style-name="ce42" office:value-type="float" office:value="17566.323" calcext:value-type="float">
            <text:p><text:s/>17,56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66.323" calcext:value-type="float">
            <text:p><text:s/>17,566 <text:s/></text:p>
          </table:table-cell>
          <table:table-cell table:style-name="ce42" office:value-type="float" office:value="26439" calcext:value-type="float">
            <text:p><text:s/>26,4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026.349341" calcext:value-type="float">
            <text:p><text:s/>106,0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6026.349341" calcext:value-type="float">
            <text:p><text:s/>106,0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80254.425619" calcext:value-type="float">
            <text:p><text:s/>480,254 <text:s/></text:p>
          </table:table-cell>
          <table:table-cell table:style-name="ce42" office:value-type="float" office:value="13344" calcext:value-type="float">
            <text:p><text:s/>13,344 <text:s/></text:p>
          </table:table-cell>
          <table:table-cell table:style-name="ce42" office:value-type="float" office:value="466910.425619" calcext:value-type="float">
            <text:p><text:s/>466,910 <text:s/></text:p>
          </table:table-cell>
          <table:table-cell table:style-name="ce42" office:value-type="float" office:value="3601852.120376" calcext:value-type="float">
            <text:p><text:s/>3,601,852 <text:s/></text:p>
          </table:table-cell>
          <table:table-cell table:style-name="ce42" office:value-type="float" office:value="167714.138741" calcext:value-type="float">
            <text:p><text:s/>167,714 <text:s/></text:p>
          </table:table-cell>
          <table:table-cell table:style-name="ce42" office:value-type="float" office:value="166442.631651" calcext:value-type="float">
            <text:p><text:s/>166,4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1.50709" calcext:value-type="float">
            <text:p><text:s/>1,272 <text:s/></text:p>
          </table:table-cell>
          <table:table-cell table:style-name="ce42" office:value-type="float" office:value="3434137.981635" calcext:value-type="float">
            <text:p><text:s/>3,434,1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77543.192219" calcext:value-type="float">
            <text:p><text:s/>77,5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7543.192219" calcext:value-type="float">
            <text:p><text:s/>77,543 <text:s/></text:p>
          </table:table-cell>
          <table:table-cell table:style-name="ce42" office:value-type="float" office:value="790728.962441" calcext:value-type="float">
            <text:p><text:s/>790,729 <text:s/></text:p>
          </table:table-cell>
          <table:table-cell table:number-columns-repeated="2" table:style-name="ce42" office:value-type="float" office:value="136000.845438" calcext:value-type="float">
            <text:p><text:s/>136,00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4728.117003" calcext:value-type="float">
            <text:p><text:s/>654,72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77543.192219" calcext:value-type="float">
            <text:p><text:s/>77,54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7543.192219" calcext:value-type="float">
            <text:p><text:s/>77,543 <text:s/></text:p>
          </table:table-cell>
          <table:table-cell table:style-name="ce43" office:value-type="float" office:value="790728.962441" calcext:value-type="float">
            <text:p><text:s/>790,729 <text:s/></text:p>
          </table:table-cell>
          <table:table-cell table:number-columns-repeated="2" table:style-name="ce43" office:value-type="float" office:value="136000.845438" calcext:value-type="float">
            <text:p><text:s/>136,00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54728.117003" calcext:value-type="float">
            <text:p><text:s/>654,728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85416.237072" calcext:value-type="float">
            <text:p><text:s/>385,416 <text:s/></text:p>
          </table:table-cell>
          <table:table-cell table:style-name="ce41" office:value-type="float" office:value="1.26678" calcext:value-type="float">
            <text:p><text:s/>1 <text:s/></text:p>
          </table:table-cell>
          <table:table-cell table:style-name="ce41" office:value-type="float" office:value="233235.067534" calcext:value-type="float">
            <text:p><text:s/>233,235 <text:s/></text:p>
          </table:table-cell>
          <table:table-cell table:style-name="ce41" office:value-type="float" office:value="146817.830966" calcext:value-type="float">
            <text:p><text:s/>146,818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7214035.232928" calcext:value-type="float">
            <text:p><text:s/>7,214,0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214035.232928" calcext:value-type="float">
            <text:p><text:s/>7,214,035 <text:s/></text:p>
          </table:table-cell>
          <table:table-cell table:style-name="ce43" office:value-type="float" office:value="385416.237072" calcext:value-type="float">
            <text:p><text:s/>385,416 <text:s/></text:p>
          </table:table-cell>
          <table:table-cell table:style-name="ce43" office:value-type="float" office:value="1.26678" calcext:value-type="float">
            <text:p><text:s/>1 <text:s/></text:p>
          </table:table-cell>
          <table:table-cell table:style-name="ce43" office:value-type="float" office:value="233235.067534" calcext:value-type="float">
            <text:p><text:s/>233,235 <text:s/></text:p>
          </table:table-cell>
          <table:table-cell table:style-name="ce43" office:value-type="float" office:value="146817.830966" calcext:value-type="float">
            <text:p><text:s/>146,818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-18863.79384" calcext:value-type="float">
            <text:p><text:s/>-18,86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7214035.232928" calcext:value-type="float">
            <text:p><text:s/>7,214,035 <text:s/></text:p>
          </table:table-cell>
          <table:table-cell table:style-name="ce42" office:value-type="float" office:value="675302.801072" calcext:value-type="float">
            <text:p><text:s/>675,303 <text:s/></text:p>
          </table:table-cell>
          <table:table-cell table:style-name="ce42" office:value-type="float" office:value="1.26678" calcext:value-type="float">
            <text:p><text:s/>1 <text:s/></text:p>
          </table:table-cell>
          <table:table-cell table:style-name="ce42" office:value-type="float" office:value="233235.067534" calcext:value-type="float">
            <text:p><text:s/>233,235 <text:s/></text:p>
          </table:table-cell>
          <table:table-cell table:style-name="ce42" office:value-type="float" office:value="146817.830966" calcext:value-type="float">
            <text:p><text:s/>146,8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214035.232928" calcext:value-type="float">
            <text:p><text:s/>7,214,035 <text:s/></text:p>
          </table:table-cell>
          <table:table-cell table:style-name="ce42" office:value-type="float" office:value="675302.801072" calcext:value-type="float">
            <text:p><text:s/>675,3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972.061544" calcext:value-type="float">
            <text:p><text:s/>9,972 <text:s/></text:p>
          </table:table-cell>
          <table:table-cell table:style-name="ce42" office:value-type="float" office:value="144241.743622" calcext:value-type="float">
            <text:p><text:s/>144,24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.26678" calcext:value-type="float">
            <text:p><text:s/>1 <text:s/></text:p>
          </table:table-cell>
          <table:table-cell table:style-name="ce42" office:value-type="float" office:value="223263.00599" calcext:value-type="float">
            <text:p><text:s/>223,263 <text:s/></text:p>
          </table:table-cell>
          <table:table-cell table:style-name="ce42" office:value-type="float" office:value="2576.087344" calcext:value-type="float">
            <text:p><text:s/>2,5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9886.564" calcext:value-type="float">
            <text:p><text:s/>289,8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697236.994508" calcext:value-type="float">
            <text:p><text:s/>23,697,23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9886.564" calcext:value-type="float">
            <text:p><text:s/>289,8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697236.994508" calcext:value-type="float">
            <text:p><text:s/>23,697,237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49305.267436" calcext:value-type="float">
            <text:p><text:s/>1,649,30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46.609586" calcext:value-type="float">
            <text:p><text:s/>1,34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9557.756084" calcext:value-type="float">
            <text:p><text:s/>209,55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40539.090444" calcext:value-type="float">
            <text:p><text:s/>840,53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7356.574" calcext:value-type="float">
            <text:p><text:s/>357,35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0192.599484" calcext:value-type="float">
            <text:p><text:s/>210,193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0312.637838" calcext:value-type="float">
            <text:p><text:s/>30,313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91238.067986" calcext:value-type="float">
            <text:p><text:s/>791,238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1275557.452926" calcext:value-type="float">
            <text:p><text:s/>21,275,557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1275557.452926" calcext:value-type="float">
            <text:p><text:s/>21,275,55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810669.205466" calcext:value-type="float">
            <text:p><text:s/>12,810,6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193.649152" calcext:value-type="float">
            <text:p><text:s/>14,19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5410.389508" calcext:value-type="float">
            <text:p><text:s/>345,41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0146.731164" calcext:value-type="float">
            <text:p><text:s/>530,14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990.791582" calcext:value-type="float">
            <text:p><text:s/>15,99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915.150318" calcext:value-type="float">
            <text:p><text:s/>33,91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0857.563896" calcext:value-type="float">
            <text:p><text:s/>310,8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326.327182" calcext:value-type="float">
            <text:p><text:s/>48,32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69293.601024" calcext:value-type="float">
            <text:p><text:s/>2,769,29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39408.88523" calcext:value-type="float">
            <text:p><text:s/>2,039,40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59353.067726" calcext:value-type="float">
            <text:p>( 459,35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566700.91758" calcext:value-type="float">
            <text:p>( 1,566,70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3354.899924" calcext:value-type="float">
            <text:p>( 13,35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4016.948774" calcext:value-type="float">
            <text:p><text:s/>334,01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4718.791684" calcext:value-type="float">
            <text:p><text:s/>294,719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01148.975336" calcext:value-type="float">
            <text:p><text:s/>101,14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0333.50306" calcext:value-type="float">
            <text:p><text:s/>110,3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148.643778" calcext:value-type="float">
            <text:p><text:s/>87,149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62378.50636" calcext:value-type="float">
            <text:p><text:s/>462,37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5643.416354" calcext:value-type="float">
            <text:p><text:s/>495,64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1534.927526" calcext:value-type="float">
            <text:p><text:s/>151,53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4108.488828" calcext:value-type="float">
            <text:p><text:s/>344,1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4827.401166" calcext:value-type="float">
            <text:p>( 34,827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258604.632116" calcext:value-type="float">
            <text:p>( 258,60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68763.579534" calcext:value-type="float">
            <text:p><text:s/>1,668,76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64253.905028" calcext:value-type="float">
            <text:p><text:s/>1,464,25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4509.674506" calcext:value-type="float">
            <text:p><text:s/>204,51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72381.540692" calcext:value-type="float">
            <text:p>( 72,382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95628.31461" calcext:value-type="float">
            <text:p><text:s/>595,628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53735.634186" calcext:value-type="float">
            <text:p><text:s/>253,7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96089.179268" calcext:value-type="float">
            <text:p><text:s/>4,396,08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006284.462472" calcext:value-type="float">
            <text:p>( 4,006,284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6126.721664" calcext:value-type="float">
            <text:p><text:s/>246,12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720.097036" calcext:value-type="float">
            <text:p><text:s/>58,7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959.232602" calcext:value-type="float">
            <text:p><text:s/>106,9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3149.713896" calcext:value-type="float">
            <text:p><text:s/>183,15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858.459292" calcext:value-type="float">
            <text:p><text:s/>77,858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6348.381092" calcext:value-type="float">
            <text:p><text:s/>126,3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3118.03387" calcext:value-type="float">
            <text:p><text:s/>123,11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30.347222" calcext:value-type="float">
            <text:p><text:s/>3,23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4631.163366" calcext:value-type="float">
            <text:p><text:s/>254,63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648.375322" calcext:value-type="float">
            <text:p><text:s/>169,648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4982.788044" calcext:value-type="float">
            <text:p><text:s/>84,9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52288.2378952" calcext:value-type="float">
            <text:p><text:s/>4,052,28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7359.455302" calcext:value-type="float">
            <text:p><text:s/>1,067,3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5458.558734" calcext:value-type="float">
            <text:p><text:s/>615,4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3423.777644" calcext:value-type="float">
            <text:p><text:s/>173,4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768.217402" calcext:value-type="float">
            <text:p><text:s/>64,76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5707.655968" calcext:value-type="float">
            <text:p><text:s/>205,7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2338.94043" calcext:value-type="float">
            <text:p><text:s/>292,3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5057.99877" calcext:value-type="float">
            <text:p><text:s/>185,0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6497.836202" calcext:value-type="float">
            <text:p><text:s/>776,4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9349.4217052" calcext:value-type="float">
            <text:p><text:s/>339,349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32326.375738" calcext:value-type="float">
            <text:p><text:s/>332,326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031620.4651068" calcext:value-type="float">
            <text:p><text:s/>4,031,6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7682406.88" calcext:value-type="float">
            <text:p><text:s/>27,682,407 <text:s/></text:p>
          </table:table-cell>
          <table:table-cell table:style-name="ce42" office:value-type="float" office:value="7852358.152" calcext:value-type="float">
            <text:p><text:s/>7,852,358 <text:s/></text:p>
          </table:table-cell>
          <table:table-cell table:style-name="ce42" office:value-type="float" office:value="1.473" calcext:value-type="float">
            <text:p><text:s/>1 <text:s/></text:p>
          </table:table-cell>
          <table:table-cell table:style-name="ce42" office:value-type="float" office:value="2712486.089" calcext:value-type="float">
            <text:p><text:s/>2,712,486 <text:s/></text:p>
          </table:table-cell>
          <table:table-cell table:style-name="ce42" office:value-type="float" office:value="1707184.081" calcext:value-type="float">
            <text:p><text:s/>1,707,1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7682406.88" calcext:value-type="float">
            <text:p><text:s/>27,682,407 <text:s/></text:p>
          </table:table-cell>
          <table:table-cell table:style-name="ce42" office:value-type="float" office:value="7852358.152" calcext:value-type="float">
            <text:p><text:s/>7,852,3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954.204" calcext:value-type="float">
            <text:p><text:s/>115,954 <text:s/></text:p>
          </table:table-cell>
          <table:table-cell table:style-name="ce42" office:value-type="float" office:value="1677229.577" calcext:value-type="float">
            <text:p><text:s/>1,677,2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.473" calcext:value-type="float">
            <text:p><text:s/>1 <text:s/></text:p>
          </table:table-cell>
          <table:table-cell table:style-name="ce42" office:value-type="float" office:value="2596531.885" calcext:value-type="float">
            <text:p><text:s/>2,596,532 <text:s/></text:p>
          </table:table-cell>
          <table:table-cell table:style-name="ce42" office:value-type="float" office:value="29954.504" calcext:value-type="float">
            <text:p><text:s/>29,95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94224.6" calcext:value-type="float">
            <text:p><text:s/>94,225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601317.51008409" calcext:value-type="float">
            <text:p><text:s/>2,601,318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162901.873803" calcext:value-type="float">
            <text:p><text:s/>131,162,902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471226.5546503" calcext:value-type="float">
            <text:p><text:s/>18,471,227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6184.15156" calcext:value-type="float">
            <text:p><text:s/>1,176,184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10557.492" calcext:value-type="float">
            <text:p><text:s/>2,910,557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710659.43743722" calcext:value-type="float">
            <text:p><text:s/>-710,659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4224.6" calcext:value-type="float">
            <text:p><text:s/>94,22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1916910.623114" calcext:value-type="float">
            <text:p><text:s/>111,916,911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804076.171292" calcext:value-type="float">
            <text:p><text:s/>24,804,076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2148.8128358482" calcext:value-type="float">
            <text:p><text:s/>62,149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171632.34138" calcext:value-type="float">
            <text:p><text:s/>115,171,632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09605.237407" calcext:value-type="float">
            <text:p><text:s/>6,109,605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06884.32" calcext:value-type="float">
            <text:p><text:s/>5,106,884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907159.4138179" calcext:value-type="float">
            <text:p><text:s/>46,907,159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562559.059166" calcext:value-type="float">
            <text:p><text:s/>45,562,559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7511.268621408" calcext:value-type="float">
            <text:p><text:s/>577,511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2931.598412" calcext:value-type="float">
            <text:p><text:s/>502,932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404981.4439562" calcext:value-type="float">
            <text:p><text:s/>10,404,981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01992.9418264" calcext:value-type="float">
            <text:p><text:s/>2,401,993 <text:s/></text:p>
          </table:table-cell>
          <table:table-cell table:style-name="ce42" office:value-type="float" office:value="107908811.550983" calcext:value-type="float">
            <text:p><text:s/>107,908,812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01992.9418264" calcext:value-type="float">
            <text:p><text:s/>2,401,993 <text:s/></text:p>
          </table:table-cell>
          <table:table-cell table:style-name="ce42" office:value-type="float" office:value="83214526.4602858" calcext:value-type="float">
            <text:p><text:s/>83,214,526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4694285.090697" calcext:value-type="float">
            <text:p><text:s/>24,694,285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8341.4400108" calcext:value-type="float">
            <text:p><text:s/>528,341 <text:s/></text:p>
          </table:table-cell>
          <table:table-cell table:style-name="ce42" office:value-type="float" office:value="6635324.18827162" calcext:value-type="float">
            <text:p><text:s/>6,635,324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7053.0602" calcext:value-type="float">
            <text:p><text:s/>557,053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1979.0548" calcext:value-type="float">
            <text:p><text:s/>591,979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6.609586" calcext:value-type="float">
            <text:p><text:s/>1,347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0713.6720108" calcext:value-type="float">
            <text:p><text:s/>460,714 <text:s/></text:p>
          </table:table-cell>
          <table:table-cell table:style-name="ce42" office:value-type="float" office:value="3974596.78823962" calcext:value-type="float">
            <text:p><text:s/>3,974,597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2071.720884" calcext:value-type="float">
            <text:p><text:s/>842,072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7356.574" calcext:value-type="float">
            <text:p><text:s/>357,357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7627.768" calcext:value-type="float">
            <text:p><text:s/>67,628 <text:s/></text:p>
          </table:table-cell>
          <table:table-cell table:style-name="ce42" office:value-type="float" office:value="278780.367484" calcext:value-type="float">
            <text:p><text:s/>278,780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2140.013078" calcext:value-type="float">
            <text:p><text:s/>32,140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89371.632886" calcext:value-type="float">
            <text:p><text:s/>889,372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94224.6" calcext:value-type="float">
            <text:p><text:s/>94,225 <text:s/></text:p>
          </table:table-cell>
          <table:table-cell table:style-name="ce44" office:value-type="float" office:value="1873651.5018156" calcext:value-type="float">
            <text:p><text:s/>1,873,652 <text:s/></text:p>
          </table:table-cell>
          <table:table-cell table:style-name="ce44" office:value-type="float" office:value="72263169.0274309" calcext:value-type="float">
            <text:p><text:s/>72,263,169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94224.6" calcext:value-type="float">
            <text:p><text:s/>94,225 <text:s/></text:p>
          </table:table-cell>
          <table:table-cell table:style-name="ce44" office:value-type="float" office:value="1873651.5018156" calcext:value-type="float">
            <text:p><text:s/>1,873,652 <text:s/></text:p>
          </table:table-cell>
          <table:table-cell table:style-name="ce44" office:value-type="float" office:value="48516889.392367" calcext:value-type="float">
            <text:p><text:s/>48,516,889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2634.8382248" calcext:value-type="float">
            <text:p><text:s/>1,872,635 <text:s/></text:p>
          </table:table-cell>
          <table:table-cell table:style-name="ce42" office:value-type="float" office:value="24654473.5235247" calcext:value-type="float">
            <text:p><text:s/>24,654,474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807.62363703" calcext:value-type="float">
            <text:p><text:s/>21,808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878.062532" calcext:value-type="float">
            <text:p><text:s/>22,878 <text:s/></text:p>
          </table:table-cell>
          <table:table-cell table:style-name="ce42" office:value-type="float" office:value="717744.910403706" calcext:value-type="float">
            <text:p><text:s/>717,745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702.3491716" calcext:value-type="float">
            <text:p><text:s/>41,702 <text:s/></text:p>
          </table:table-cell>
          <table:table-cell table:style-name="ce42" office:value-type="float" office:value="1143758.13362996" calcext:value-type="float">
            <text:p><text:s/>1,143,758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05.102362" calcext:value-type="float">
            <text:p><text:s/>1,105 <text:s/></text:p>
          </table:table-cell>
          <table:table-cell table:style-name="ce42" office:value-type="float" office:value="26670.2573449" calcext:value-type="float">
            <text:p><text:s/>26,670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950.82280658" calcext:value-type="float">
            <text:p><text:s/>38,951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87.035162" calcext:value-type="float">
            <text:p><text:s/>4,787 <text:s/></text:p>
          </table:table-cell>
          <table:table-cell table:style-name="ce42" office:value-type="float" office:value="1012500.97121996" calcext:value-type="float">
            <text:p><text:s/>1,012,501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184.257714938" calcext:value-type="float">
            <text:p><text:s/>56,184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79406.9653712" calcext:value-type="float">
            <text:p><text:s/>1,679,407 <text:s/></text:p>
          </table:table-cell>
          <table:table-cell table:style-name="ce42" office:value-type="float" office:value="7454982.38727143" calcext:value-type="float">
            <text:p><text:s/>7,454,982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72969.2400032" calcext:value-type="float">
            <text:p><text:s/>1,572,969 <text:s/></text:p>
          </table:table-cell>
          <table:table-cell table:style-name="ce42" office:value-type="float" office:value="5799131.37353272" calcext:value-type="float">
            <text:p><text:s/>5,799,131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26688.492178" calcext:value-type="float">
            <text:p>( 426,688 <text:s/>)</text:p>
          </table:table-cell>
          <table:table-cell table:style-name="ce45" office:value-type="float" office:value="1084840.0726616" calcext:value-type="float">
            <text:p>( 1,084,840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46280.7478252" calcext:value-type="float">
            <text:p>( 1,146,281 <text:s/>)</text:p>
          </table:table-cell>
          <table:table-cell table:style-name="ce45" office:value-type="float" office:value="4697172.97264712" calcext:value-type="float">
            <text:p>( 4,697,173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118.328224" calcext:value-type="float">
            <text:p>( 17,118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772.808" calcext:value-type="float">
            <text:p><text:s/>81,773 <text:s/></text:p>
          </table:table-cell>
          <table:table-cell table:style-name="ce42" office:value-type="float" office:value="834701.416356566" calcext:value-type="float">
            <text:p><text:s/>834,701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4.755694" calcext:value-type="float">
            <text:p><text:s/>1,635 <text:s/></text:p>
          </table:table-cell>
          <table:table-cell table:style-name="ce42" office:value-type="float" office:value="595040.076892575" calcext:value-type="float">
            <text:p><text:s/>595,040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23030.161674" calcext:value-type="float">
            <text:p><text:s/>23,030 <text:s/></text:p>
          </table:table-cell>
          <table:table-cell table:style-name="ce46" office:value-type="float" office:value="226109.52048957" calcext:value-type="float">
            <text:p><text:s/>226,110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234.371738" calcext:value-type="float">
            <text:p><text:s/>16,234 <text:s/></text:p>
          </table:table-cell>
          <table:table-cell table:style-name="ce42" office:value-type="float" office:value="240478.059245407" calcext:value-type="float">
            <text:p><text:s/>240,478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0127.756356611" calcext:value-type="float">
            <text:p><text:s/>180,128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59747.155286" calcext:value-type="float">
            <text:p><text:s/>59,747 <text:s/></text:p>
          </table:table-cell>
          <table:table-cell table:style-name="ce46" office:value-type="float" office:value="751033.753255769" calcext:value-type="float">
            <text:p><text:s/>751,034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0.6786" calcext:value-type="float">
            <text:p><text:s/>1 <text:s/></text:p>
          </table:table-cell>
          <table:table-cell table:style-name="ce42" office:value-type="float" office:value="1887329.13244697" calcext:value-type="float">
            <text:p><text:s/>1,887,329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3921.107026" calcext:value-type="float">
            <text:p><text:s/>1,073,921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0.6786" calcext:value-type="float">
            <text:p><text:s/>1 <text:s/></text:p>
          </table:table-cell>
          <table:table-cell table:style-name="ce42" office:value-type="float" office:value="813408.025420968" calcext:value-type="float">
            <text:p><text:s/>813,408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0.6786" calcext:value-type="float">
            <text:p>( 1 <text:s/>)</text:p>
          </table:table-cell>
          <table:table-cell table:style-name="ce45" office:value-type="float" office:value="174607.174298608" calcext:value-type="float">
            <text:p>( 174,607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485551.42577636" calcext:value-type="float">
            <text:p>( 485,551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57.5578" calcext:value-type="float">
            <text:p><text:s/>11,458 <text:s/></text:p>
          </table:table-cell>
          <table:table-cell table:style-name="ce42" office:value-type="float" office:value="4047317.31188121" calcext:value-type="float">
            <text:p><text:s/>4,047,317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50.758" calcext:value-type="float">
            <text:p><text:s/>5,751 <text:s/></text:p>
          </table:table-cell>
          <table:table-cell table:style-name="ce42" office:value-type="float" office:value="3724893.79718649" calcext:value-type="float">
            <text:p><text:s/>3,724,894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06.7998" calcext:value-type="float">
            <text:p><text:s/>5,707 <text:s/></text:p>
          </table:table-cell>
          <table:table-cell table:style-name="ce42" office:value-type="float" office:value="322423.514694726" calcext:value-type="float">
            <text:p><text:s/>322,424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706.7998" calcext:value-type="float">
            <text:p>( 5,707 <text:s/>)</text:p>
          </table:table-cell>
          <table:table-cell table:style-name="ce45" office:value-type="float" office:value="159374.53331268" calcext:value-type="float">
            <text:p>( 159,375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4.988802" calcext:value-type="float">
            <text:p><text:s/>915 <text:s/></text:p>
          </table:table-cell>
          <table:table-cell table:style-name="ce42" office:value-type="float" office:value="819294.371985939" calcext:value-type="float">
            <text:p><text:s/>819,294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66272.780698157" calcext:value-type="float">
            <text:p><text:s/>266,273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228.0562" calcext:value-type="float">
            <text:p><text:s/>34,228 <text:s/></text:p>
          </table:table-cell>
          <table:table-cell table:style-name="ce42" office:value-type="float" office:value="4747923.21734851" calcext:value-type="float">
            <text:p><text:s/>4,747,923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4228.0562" calcext:value-type="float">
            <text:p>( 34,228 <text:s/>)</text:p>
          </table:table-cell>
          <table:table-cell table:style-name="ce45" office:value-type="float" office:value="4245573.03568249" calcext:value-type="float">
            <text:p>( 4,245,573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.6992" calcext:value-type="float">
            <text:p><text:s/>19 <text:s/></text:p>
          </table:table-cell>
          <table:table-cell table:style-name="ce42" office:value-type="float" office:value="308149.280776775" calcext:value-type="float">
            <text:p><text:s/>308,149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792.4589465" calcext:value-type="float">
            <text:p><text:s/>58,792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.816" calcext:value-type="float">
            <text:p><text:s/>154 <text:s/></text:p>
          </table:table-cell>
          <table:table-cell table:style-name="ce42" office:value-type="float" office:value="280331.265722" calcext:value-type="float">
            <text:p><text:s/>280,331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3829.411599659" calcext:value-type="float">
            <text:p><text:s/>453,829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253.53967267" calcext:value-type="float">
            <text:p><text:s/>96,254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4741.81956" calcext:value-type="float">
            <text:p><text:s/>44,742 <text:s/></text:p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83297.5816285" calcext:value-type="float">
            <text:p><text:s/>11,983,298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669.2944" calcext:value-type="float">
            <text:p><text:s/>97,669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90721.6309365" calcext:value-type="float">
            <text:p><text:s/>11,690,722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1001.63387" calcext:value-type="float">
            <text:p><text:s/>141,002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30.347222" calcext:value-type="float">
            <text:p><text:s/>3,230 <text:s/></text:p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674.6752" calcext:value-type="float">
            <text:p><text:s/>50,675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2480.490266" calcext:value-type="float">
            <text:p><text:s/>742,480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0997.135862" calcext:value-type="float">
            <text:p><text:s/>240,997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01483.354404" calcext:value-type="float">
            <text:p><text:s/>501,483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826.738" calcext:value-type="float">
            <text:p><text:s/>2,827 <text:s/></text:p>
          </table:table-cell>
          <table:table-cell table:style-name="ce42" office:value-type="float" office:value="1016.6635908" calcext:value-type="float">
            <text:p><text:s/>1,017 <text:s/></text:p>
          </table:table-cell>
          <table:table-cell table:style-name="ce42" office:value-type="float" office:value="5239780.7669354" calcext:value-type="float">
            <text:p><text:s/>5,239,781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2856.22324841" calcext:value-type="float">
            <text:p><text:s/>1,292,856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1534.823550531" calcext:value-type="float">
            <text:p><text:s/>981,535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9713.70729646" calcext:value-type="float">
            <text:p><text:s/>199,714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055.043202" calcext:value-type="float">
            <text:p><text:s/>65,055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4087.168028" calcext:value-type="float">
            <text:p><text:s/>214,087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5186.07761" calcext:value-type="float">
            <text:p><text:s/>295,186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8497.634239705" calcext:value-type="float">
            <text:p><text:s/>198,498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5.5748" calcext:value-type="float">
            <text:p><text:s/>646 <text:s/></text:p>
          </table:table-cell>
          <table:table-cell table:style-name="ce42" office:value-type="float" office:value="851322.309896168" calcext:value-type="float">
            <text:p><text:s/>851,322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826.738" calcext:value-type="float">
            <text:p><text:s/>2,8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0959.077097245" calcext:value-type="float">
            <text:p><text:s/>680,959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71.0887908" calcext:value-type="float">
            <text:p><text:s/>371 <text:s/></text:p>
          </table:table-cell>
          <table:table-cell table:style-name="ce43" office:value-type="float" office:value="460568.702766879" calcext:value-type="float">
            <text:p><text:s/>460,569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91397.862" calcext:value-type="float">
            <text:p><text:s/>91,39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896857.03001232" calcext:value-type="float">
            <text:p><text:s/>5,896,857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746279.6350639" calcext:value-type="float">
            <text:p><text:s/>23,746,280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746279.6350639" calcext:value-type="float">
            <text:p><text:s/>23,746,280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849979.6305034" calcext:value-type="float">
            <text:p>( 19,849,980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5549709.630926" calcext:value-type="float">
            <text:p><text:s/>275,549,710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979494.446" calcext:value-type="float">
            <text:p><text:s/>231,979,494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98755.184999" calcext:value-type="float">
            <text:p><text:s/>4,698,755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35585.999996" calcext:value-type="float">
            <text:p><text:s/>1,835,586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035873.999931" calcext:value-type="float">
            <text:p><text:s/>37,035,874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856670.329938" calcext:value-type="float">
            <text:p><text:s/>31,856,670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1856670.329938" calcext:value-type="float">
            <text:p><text:s/>31,856,670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